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Mobile_20_Roaming_20_Photo_20_Booth_20_rental_20_Pasadena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641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bile Roaming Photo Booth rental Pasaden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southpasadena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6044.97pt" draw:caption-point-x="1776.98pt" draw:caption-point-y="-6044.68pt">
              <dc:date>2024-07-21T00:00:00</dc:date>
              <text:p text:style-name="P1">link https://sites.google.com/view/360-photo-booth-rental-tustin/home</text:p>
              <text:p text:style-name="P1"><text:tab/>-Erin Edwards</text:p>
              <text:p text:style-name="P1">----</text:p>
              <text:p text:style-name="P1">document https://docs.google.com/document/d/17RjDy8iYmUGEPD6FrJIIdlFWLdiWQymT1uRPN5yfG2g/edit?usp=sharing</text:p>
              <text:p text:style-name="P1"/>
              <text:p text:style-name="P1"><text:s/>document pub https://docs.google.com/document/d/17RjDy8iYmUGEPD6FrJIIdlFWLdiWQymT1uRPN5yfG2g/pub</text:p>
              <text:p text:style-name="P1"/>
              <text:p text:style-name="P1"><text:s/>document view https://docs.google.com/document/d/17RjDy8iYmUGEPD6FrJIIdlFWLdiWQymT1uRPN5yfG2g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HecRf5myW-vXcu2wuEY8tfbmH7HAwqMvv1HeSL4zn1s/edit?usp=sharing</text:p>
              <text:p text:style-name="P1"/>
              <text:p text:style-name="P1"><text:s/>document pub https://docs.google.com/document/d/1HecRf5myW-vXcu2wuEY8tfbmH7HAwqMvv1HeSL4zn1s/pub</text:p>
              <text:p text:style-name="P1"/>
              <text:p text:style-name="P1"><text:s/>document view https://docs.google.com/document/d/1HecRf5myW-vXcu2wuEY8tfbmH7HAwqMvv1HeSL4zn1s/view</text:p>
              <text:p text:style-name="P1"/>
              <text:p text:style-name="P1"><text:s/>document https://docs.google.com/document/d/1OHjDDhTAVTtduiwqw3p_vj3PewtZenR8Uv5TUA-c_Gc/edit?usp=sharing</text:p>
              <text:p text:style-name="P1"/>
              <text:p text:style-name="P1"><text:s/>document pub https://docs.google.com/document/d/1OHjDDhTAVTtduiwqw3p_vj3PewtZenR8Uv5TUA-c_Gc/pub</text:p>
              <text:p text:style-name="P1"/>
              <text:p text:style-name="P1"><text:s/>document view https://docs.google.com/document/d/1OHjDDhTAVTtduiwqw3p_vj3PewtZenR8Uv5TUA-c_Gc/view</text:p>
              <text:p text:style-name="P1"/>
              <text:p text:style-name="P1"><text:s/>document https://docs.google.com/document/d/1yiK_fNrKZ-WdMhcHTdq889A1-apB8PxSOKFjgabSWtc/edit?usp=sharing</text:p>
              <text:p text:style-name="P1"/>
              <text:p text:style-name="P1"><text:s/>document pub https://docs.google.com/document/d/1yiK_fNrKZ-WdMhcHTdq889A1-apB8PxSOKFjgabSWtc/pub</text:p>
              <text:p text:style-name="P1"/>
              <text:p text:style-name="P1"><text:s/>document view https://docs.google.com/document/d/1yiK_fNrKZ-WdMhcHTdq889A1-apB8PxSOKFjgabSWtc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C-J_fPi4oX8d6YlNJSY3CVV77GQFxbwSTXKyqIZoqtg/edit?usp=sharing</text:p>
              <text:p text:style-name="P1"/>
              <text:p text:style-name="P1"><text:s/>document pub https://docs.google.com/document/d/1C-J_fPi4oX8d6YlNJSY3CVV77GQFxbwSTXKyqIZoqtg/pub</text:p>
              <text:p text:style-name="P1"/>
              <text:p text:style-name="P1"><text:s/>document view https://docs.google.com/document/d/1C-J_fPi4oX8d6YlNJSY3CVV77GQFxbwSTXKyqIZoqtg/view</text:p>
              <text:p text:style-name="P1"><text:tab/>-Erin Edwards</text:p>
              <text:p text:style-name="P1">----</text:p>
              <text:p text:style-name="P1">document https://docs.google.com/document/d/1Ye1EJZ12fZ9IQd8Pyr1wSgD8dRv5wdN3JXPsdRxRlRY/edit?usp=sharing</text:p>
              <text:p text:style-name="P1"/>
              <text:p text:style-name="P1"><text:s/>document pub https://docs.google.com/document/d/1Ye1EJZ12fZ9IQd8Pyr1wSgD8dRv5wdN3JXPsdRxRlRY/pub</text:p>
              <text:p text:style-name="P1"/>
              <text:p text:style-name="P1"><text:s/>document view https://docs.google.com/document/d/1Ye1EJZ12fZ9IQd8Pyr1wSgD8dRv5wdN3JXPsdRxRlRY/view</text:p>
              <text:p text:style-name="P1"/>
              <text:p text:style-name="P1"><text:s/>document https://docs.google.com/document/d/1QFkog57uxL4LBcnrAtN_SacO1qH2EPPXgb8hl07dVCE/edit?usp=sharing</text:p>
              <text:p text:style-name="P1"/>
              <text:p text:style-name="P1"><text:s/>document pub https://docs.google.com/document/d/1QFkog57uxL4LBcnrAtN_SacO1qH2EPPXgb8hl07dVCE/pub</text:p>
              <text:p text:style-name="P1"/>
              <text:p text:style-name="P1"><text:s/>document view https://docs.google.com/document/d/1QFkog57uxL4LBcnrAtN_SacO1qH2EPPXgb8hl07dVCE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0FDxfZMhzY55vckE8FcXmKrbnNI7avhDxPHk852AE7w/edit?usp=sharing</text:p>
              <text:p text:style-name="P1"/>
              <text:p text:style-name="P1"><text:s/>document pub https://docs.google.com/document/d/10FDxfZMhzY55vckE8FcXmKrbnNI7avhDxPHk852AE7w/pub</text:p>
              <text:p text:style-name="P1"/>
              <text:p text:style-name="P1"><text:s/>document view https://docs.google.com/document/d/10FDxfZMhzY55vckE8FcXmKrbnNI7avhDxPHk852AE7w/view</text:p>
              <text:p text:style-name="P1"/>
              <text:p text:style-name="P1"><text:s/>document https://docs.google.com/document/d/1EBLYRtUvf20c-hssumTAZ6eRvFAKvBjvASrLqt1e1a0/edit?usp=sharing</text:p>
              <text:p text:style-name="P1"/>
              <text:p text:style-name="P1"><text:s/>document pub https://docs.google.com/document/d/1EBLYRtUvf20c-hssumTAZ6eRvFAKvBjvASrLqt1e1a0/pub</text:p>
              <text:p text:style-name="P1"/>
              <text:p text:style-name="P1"><text:s/>document view https://docs.google.com/document/d/1EBLYRtUvf20c-hssumTAZ6eRvFAKvBjvASrLqt1e1a0/view</text:p>
              <text:p text:style-name="P1"/>
              <text:p text:style-name="P1"><text:s/>document https://docs.google.com/document/d/1wpmdGJAr261hHqaona3FP6GI0W3jxmrX90v3t3vpf5I/edit?usp=sharing</text:p>
              <text:p text:style-name="P1"/>
              <text:p text:style-name="P1"><text:s/>document pub https://docs.google.com/document/d/1wpmdGJAr261hHqaona3FP6GI0W3jxmrX90v3t3vpf5I/pub</text:p>
              <text:p text:style-name="P1"/>
              <text:p text:style-name="P1"><text:s/>document view https://docs.google.com/document/d/1wpmdGJAr261hHqaona3FP6GI0W3jxmrX90v3t3vpf5I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5iDB6DctGR4PQvGhuOuYdSTMIa-M6WlcEoeEBpdtCZM/edit?usp=sharing</text:p>
              <text:p text:style-name="P1"/>
              <text:p text:style-name="P1"><text:s/>document pub https://docs.google.com/document/d/15iDB6DctGR4PQvGhuOuYdSTMIa-M6WlcEoeEBpdtCZM/pub</text:p>
              <text:p text:style-name="P1"/>
              <text:p text:style-name="P1"><text:s/>document view https://docs.google.com/document/d/15iDB6DctGR4PQvGhuOuYdSTMIa-M6WlcEoeEBpdtCZM/view</text:p>
              <text:p text:style-name="P1"/>
              <text:p text:style-name="P1"><text:s/>document https://docs.google.com/document/d/1IygqXojGmKt3r-DYxeoetPzRv3MNCwOGTVNhSYzFBc8/edit?usp=sharing</text:p>
              <text:p text:style-name="P1"/>
              <text:p text:style-name="P1"><text:s/>document pub https://docs.google.com/document/d/1IygqXojGmKt3r-DYxeoetPzRv3MNCwOGTVNhSYzFBc8/pub</text:p>
              <text:p text:style-name="P1"/>
              <text:p text:style-name="P1"><text:s/>document view https://docs.google.com/document/d/1IygqXojGmKt3r-DYxeoetPzRv3MNCwOGTVNhSYzFBc8/view</text:p>
              <text:p text:style-name="P1"/>
              <text:p text:style-name="P1"><text:s/>document https://docs.google.com/document/d/1vvIjjvX3O26k_IiX9GBSwCtH8vfnt5pPiGKsrUE-3Fk/edit?usp=sharing</text:p>
              <text:p text:style-name="P1"/>
              <text:p text:style-name="P1"><text:s/>document pub https://docs.google.com/document/d/1vvIjjvX3O26k_IiX9GBSwCtH8vfnt5pPiGKsrUE-3Fk/pub</text:p>
              <text:p text:style-name="P1"/>
              <text:p text:style-name="P1"><text:s/>document view https://docs.google.com/document/d/1vvIjjvX3O26k_IiX9GBSwCtH8vfnt5pPiGKsrUE-3Fk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RXNXsbANkdAOpz6g4EApLgUawIS7X6DjW2oSF2O_t1I/edit?usp=sharing</text:p>
              <text:p text:style-name="P1"/>
              <text:p text:style-name="P1"><text:s/>document pub https://docs.google.com/document/d/1RXNXsbANkdAOpz6g4EApLgUawIS7X6DjW2oSF2O_t1I/pub</text:p>
              <text:p text:style-name="P1"/>
              <text:p text:style-name="P1"><text:s/>document view https://docs.google.com/document/d/1RXNXsbANkdAOpz6g4EApLgUawIS7X6DjW2oSF2O_t1I/view</text:p>
              <text:p text:style-name="P1"><text:tab/>-Erin Edwards</text:p>
              <text:p text:style-name="P1">----</text:p>
              <text:p text:style-name="P1">document https://docs.google.com/document/d/1v6RJLvZiFHqHYDH02-Mtqc95FR6ekvJPwuQruwpUeFY/edit?usp=sharing</text:p>
              <text:p text:style-name="P1"/>
              <text:p text:style-name="P1"><text:s/>document pub https://docs.google.com/document/d/1v6RJLvZiFHqHYDH02-Mtqc95FR6ekvJPwuQruwpUeFY/pub</text:p>
              <text:p text:style-name="P1"/>
              <text:p text:style-name="P1"><text:s/>document view https://docs.google.com/document/d/1v6RJLvZiFHqHYDH02-Mtqc95FR6ekvJPwuQruwpUeFY/view</text:p>
              <text:p text:style-name="P1"/>
              <text:p text:style-name="P1"><text:s/>document https://docs.google.com/document/d/1x9yepMaDCENarzAY_Wx_bcVKd4ePjj6KgZ4uBGeuIg4/edit?usp=sharing</text:p>
              <text:p text:style-name="P1"/>
              <text:p text:style-name="P1"><text:s/>document pub https://docs.google.com/document/d/1x9yepMaDCENarzAY_Wx_bcVKd4ePjj6KgZ4uBGeuIg4/pub</text:p>
              <text:p text:style-name="P1"/>
              <text:p text:style-name="P1"><text:s/>document view https://docs.google.com/document/d/1x9yepMaDCENarzAY_Wx_bcVKd4ePjj6KgZ4uBGeuIg4/view</text:p>
              <text:p text:style-name="P1"/>
              <text:p text:style-name="P1"><text:s/>link https://sites.google.com/view/photo-booth-rentals-hollywood-/homeeverlyhills/home</text:p>
              <text:p text:style-name="P1"/>
              <text:p text:style-name="P1"><text:s/>link https://sites.google.com/view/photoboothrentalslakeforest/home</text:p>
              <text:p text:style-name="P1"/>
              <text:p text:style-name="P1"><text:s/>link https://sites.google.com/view/newportbeachphotoboothrentals/home</text:p>
              <text:p text:style-name="P1"/>
              <text:p text:style-name="P1"><text:s/>link https://sites.google.com/view/360videoboothrentallakeforest/video-booth-rental-in-lake-forest</text:p>
              <text:p text:style-name="P1"/>
              <text:p text:style-name="P1"><text:s/>link https://sites.google.com/view/360-photo-booth-rental-tustin/home</text:p>
              <text:p text:style-name="P1"/>
              <text:p text:style-name="P1"><text:s/>document https://docs.google.com/document/d/1rI6b2bktbpmfjytTAYwAXhn8IiGpBnDjqTkHoUVtx0A/edit?usp=sharing</text:p>
              <text:p text:style-name="P1"/>
              <text:p text:style-name="P1"><text:s/>document pub https://docs.google.com/document/d/1rI6b2bktbpmfjytTAYwAXhn8IiGpBnDjqTkHoUVtx0A/pub</text:p>
              <text:p text:style-name="P1"/>
              <text:p text:style-name="P1"><text:s/>document view https://docs.google.com/document/d/1rI6b2bktbpmfjytTAYwAXhn8IiGpBnDjqTkHoUVtx0A/view</text:p>
              <text:p text:style-name="P1"/>
              <text:p text:style-name="P1"><text:s/>document https://docs.google.com/document/d/1xFb4dIZReQWUBj2d0duF46-Iu7czb_EBuJiu9Xi7lrY/edit?usp=sharing</text:p>
              <text:p text:style-name="P1"/>
              <text:p text:style-name="P1"><text:s/>document pub https://docs.google.com/document/d/1xFb4dIZReQWUBj2d0duF46-Iu7czb_EBuJiu9Xi7lrY/pub</text:p>
              <text:p text:style-name="P1"/>
              <text:p text:style-name="P1"><text:s/>document view https://docs.google.com/document/d/1xFb4dIZReQWUBj2d0duF46-Iu7czb_EBuJiu9Xi7lrY/view</text:p>
              <text:p text:style-name="P1"/>
              <text:p text:style-name="P1"><text:s/>document https://docs.google.com/document/d/1LZQsd2-CBmliJrjtjzovBU2_oULBbBqY7sGmPGx7uMM/edit?usp=sharing</text:p>
              <text:p text:style-name="P1"/>
              <text:p text:style-name="P1"><text:s/>document pub https://docs.google.com/document/d/1LZQsd2-CBmliJrjtjzovBU2_oULBbBqY7sGmPGx7uMM/pub</text:p>
              <text:p text:style-name="P1"/>
              <text:p text:style-name="P1"><text:s/>document view https://docs.google.com/document/d/1LZQsd2-CBmliJrjtjzovBU2_oULBbBqY7sGmPGx7uMM/view</text:p>
              <text:p text:style-name="P1"/>
              <text:p text:style-name="P1"><text:s/>link https://sites.google.com/view/photo-booth-rentals-hollywood-/homeeverlyhills/home</text:p>
              <text:p text:style-name="P1"><text:tab/>-Erin Edwards</text:p>
              <text:p text:style-name="P1">----</text:p>
              <text:p text:style-name="P1">Calendar - All Day Event https://www.google.com/calendar/event?eid=bnQ2MDg0aWFhdG9mYnNoN3ZidTdpcGJuN3M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OG9hdm5tMDU5M204ajZmaHU3aWRpZWxxbmM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YXEyOWliMHB1MDRia3F1N2J2ODJhMnF1cW8gYjQ5ZTQ4MTAyYzJhYWQ2ZjIxMDEzNDMzY2FiYThkYWQ3ODVjMTQ3MzBiMTkzNTgwMTZkMDg2MjE0MGVjMDEzYUBncm91cC5jYWxlbmRhci5nb29nbGUuY29t</text:p>
              <text:p text:style-name="P1"/>
              <text:p text:style-name="P1"><text:s/>video https://youtu.be/gg9HqdfCNPU</text:p>
              <text:p text:style-name="P1"/>
              <text:p text:style-name="P1"><text:s/>video https://youtu.be/oqjwKz3NvlY</text:p>
              <text:p text:style-name="P1"/>
              <text:p text:style-name="P1"><text:s/>video https://youtu.be/sRroGoy86Gs</text:p>
              <text:p text:style-name="P1"/>
              <text:p text:style-name="P1"><text:s/>video https://youtu.be/qlzCxiTrIDk</text:p>
              <text:p text:style-name="P1"/>
              <text:p text:style-name="P1"><text:s/>video https://youtu.be/OcBdfWTa2hE</text:p>
              <text:p text:style-name="P1"/>
              <text:p text:style-name="P1"><text:s/>sheet https://docs.google.com/spreadsheets/d/1_TQ1J2SqS0psuwlyZ2qTBE5WRSZn2cum0tjOY7hOBuE/edit#gid=0</text:p>
              <text:p text:style-name="P1"/>
              <text:p text:style-name="P1"><text:s/>sheet https://docs.google.com/spreadsheets/d/1_TQ1J2SqS0psuwlyZ2qTBE5WRSZn2cum0tjOY7hOBuE/edit#gid=998691631</text:p>
              <text:p text:style-name="P1"/>
              <text:p text:style-name="P1"><text:s/>sheet https://docs.google.com/spreadsheets/d/1_TQ1J2SqS0psuwlyZ2qTBE5WRSZn2cum0tjOY7hOBuE/edit#gid=514359022</text:p>
              <text:p text:style-name="P1"/>
              <text:p text:style-name="P1"><text:s/>sheet https://docs.google.com/spreadsheets/d/1_TQ1J2SqS0psuwlyZ2qTBE5WRSZn2cum0tjOY7hOBuE/edit#gid=17011485</text:p>
              <text:p text:style-name="P1"/>
              <text:p text:style-name="P1"><text:s/>sheet https://docs.google.com/spreadsheets/d/1_TQ1J2SqS0psuwlyZ2qTBE5WRSZn2cum0tjOY7hOBuE/edit#gid=1287684782</text:p>
              <text:p text:style-name="P1"/>
              <text:p text:style-name="P1"><text:s/>folder HTML https://drive.google.com/drive/folders/17xOOjQ5gLAErpTq4gZmdNl4mtfhpzRPg?usp=sharing</text:p>
              <text:p text:style-name="P1"/>
              <text:p text:style-name="P1"><text:s/>HTML https://drive.google.com/file/d/1wvJa8P2E8lXN-ciCi4iByXyanD9-aEpe/view?usp=sharing</text:p>
              <text:p text:style-name="P1"/>
              <text:p text:style-name="P1"><text:s/>folder Microsoft Files https://drive.google.com/drive/folders/1Iw821vQ8C5pdY68gfs3y3O_91IKek8I_?usp=sharing</text:p>
              <text:p text:style-name="P1"/>
              <text:p text:style-name="P1"><text:s/>document https://docs.google.com/document/d/17wZ9Oq9KFTgGbs2BYdrrEcevbkMn-xiSGE_6PZkakOs/edit?usp=sharing</text:p>
              <text:p text:style-name="P1"/>
              <text:p text:style-name="P1"><text:s/>document pub https://docs.google.com/document/d/17wZ9Oq9KFTgGbs2BYdrrEcevbkMn-xiSGE_6PZkakOs/pub</text:p>
              <text:p text:style-name="P1"/>
              <text:p text:style-name="P1"><text:s/>document view https://docs.google.com/document/d/17wZ9Oq9KFTgGbs2BYdrrEcevbkMn-xiSGE_6PZkakOs/view</text:p>
              <text:p text:style-name="P1"><text:tab/>-Erin Edwards</text:p>
              <text:p text:style-name="P1">----</text:p>
              <text:p text:style-name="P1">Calendar - All Day Event https://www.google.com/calendar/event?eid=MW1hcnNjZHRwdGM0Z2d0MnI1bXVwamxyZmc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djgxNjlwMnFicGlsZmttanFuamNyaHFmYzg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MXVza24xamdsZ29lbGxodDgwbGlpdWhkN28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cTBraTB2OGc5bXBsODJ1bmRkcnA0NnByNDQ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a29zZDdiYmk5NW1mbWI5cm12czFvdGlkcG8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ZzJuN29kcDgxOWhvY3JhMmdyNmdmcWs5cXM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YjU4ZzFkb2tkZTlldGtjMW9rbTJwdnFsZDg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ajhsbWY3ZjQ4Y3ZtaG0zYWVuOTd1dXZpamc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Z285aGEwZmJwNzk5a2ViamgyczhqbTR0N3MgYjQ5ZTQ4MTAyYzJhYWQ2ZjIxMDEzNDMzY2FiYThkYWQ3ODVjMTQ3MzBiMTkzNTgwMTZkMDg2MjE0MGVjMDEzYUBncm91cC5jYWxlbmRhci5nb29nbGUuY29t</text:p>
              <text:p text:style-name="P1"><text:tab/>-Erin Edwards</text:p>
              <text:p text:style-name="P1">----</text:p>
              <text:p text:style-name="P1">document https://docs.google.com/document/d/1-9_sapbpxwagouufTIqAsWur-0F8BVgR38hQCr4milo/edit?usp=sharing</text:p>
              <text:p text:style-name="P1"/>
              <text:p text:style-name="P1"><text:s/>document pub https://docs.google.com/document/d/1-9_sapbpxwagouufTIqAsWur-0F8BVgR38hQCr4milo/pub</text:p>
              <text:p text:style-name="P1"/>
              <text:p text:style-name="P1"><text:s/>document view https://docs.google.com/document/d/1-9_sapbpxwagouufTIqAsWur-0F8BVgR38hQCr4milo/view</text:p>
              <text:p text:style-name="P1"/>
              <text:p text:style-name="P1"><text:s/>presentation https://docs.google.com/presentation/d/1e84VTS4Xi-nrVeT11JKlWOoKBb8kRi3jAVZD-jo2rF4/edit?usp=sharing</text:p>
              <text:p text:style-name="P1"/>
              <text:p text:style-name="P1"><text:s/>presentation pub https://docs.google.com/presentation/d/1e84VTS4Xi-nrVeT11JKlWOoKBb8kRi3jAVZD-jo2rF4/pub?start=true&amp;loop=true&amp;delayms=3000</text:p>
              <text:p text:style-name="P1"/>
              <text:p text:style-name="P1"><text:s/>presentation view https://docs.google.com/presentation/d/1e84VTS4Xi-nrVeT11JKlWOoKBb8kRi3jAVZD-jo2rF4/view</text:p>
              <text:p text:style-name="P1"/>
              <text:p text:style-name="P1"><text:s/>presentation html https://docs.google.com/presentation/d/1e84VTS4Xi-nrVeT11JKlWOoKBb8kRi3jAVZD-jo2rF4/htmlpresent</text:p>
              <text:p text:style-name="P1"/>
              <text:p text:style-name="P1"><text:s/>calendar https://calendar.google.com/calendar/embed?src=b49e48102c2aad6f21013433caba8dad785c14730b19358016d0862140ec013a@group.calendar.google.com</text:p>
              <text:p text:style-name="P1"/>
              <text:p text:style-name="P1"><text:s/>Calendar - All Day Event https://www.google.com/calendar/event?eid=YWhlcjMzYXZvZ2Jjc2NmbjkxcmlrNTc4NzA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NWxvM2x0cXZiN25mdmg2ZHMwNTRhZmg3b28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NTZyZDU4ajAxc3N2YmFjYTFsZjRibXYzdDggYjQ5ZTQ4MTAyYzJhYWQ2ZjIxMDEzNDMzY2FiYThkYWQ3ODVjMTQ3MzBiMTkzNTgwMTZkMDg2MjE0MGVjMDEzYUBncm91cC5jYWxlbmRhci5nb29nbGUuY29t</text:p>
              <text:p text:style-name="P1"/>
              <text:p text:style-name="P1"><text:s/>Calendar - All Day Event https://www.google.com/calendar/event?eid=NjAwODhxOGQybDNzMW1hM2F0bmRsNTlndmcgYjQ5ZTQ4MTAyYzJhYWQ2ZjIxMDEzNDMzY2FiYThkYWQ3ODVjMTQ3MzBiMTkzNTgwMTZkMDg2MjE0MGVjMDEzYU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photo-booth-company-pasadena/selfie-booth-pasadena</text:p>
              <text:p text:style-name="P1"/>
              <text:p text:style-name="P1"><text:s/>folder top https://drive.google.com/drive/folders/1sAyt4eccX38WXpc7sglDqmUlqB1VkB88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K2gxHwouXPX6juofRGSxnJOkTKbv4KDP?usp=sharing</text:p>
              <text:p text:style-name="P1"/>
              <text:p text:style-name="P1"><text:s/>folder photos https://drive.google.com/drive/folders/19p9NWVEXkMQZ6nKrNKA_bKi5ikjraOPR?usp=sharing</text:p>
              <text:p text:style-name="P1"/>
              <text:p text:style-name="P1"><text:s/>folder pdfs https://drive.google.com/drive/folders/1w_nlGlC81Yp55nkBwbF5WZWqQpb2seAb?usp=sharing</text:p>
              <text:p text:style-name="P1"/>
              <text:p text:style-name="P1"><text:s/>folder slides https://drive.google.com/drive/folders/1YO-kzvqF9CT8I3r8Cm96-OupKgHDynj8?usp=sharing</text:p>
              <text:p text:style-name="P1"/>
              <text:p text:style-name="P1"><text:s/>photo https://drive.google.com/file/d/1PxHw7KxCjm1GrxwjsA3o4veFrDZX3rPO/view?usp=sharing</text:p>
              <text:p text:style-name="P1"/>
              <text:p text:style-name="P1"><text:s/>photo https://drive.google.com/file/d/1lG-1Vg4l8ztTkCU2Pl1dLqaE8g6cGLlf/view?usp=sharing</text:p>
              <text:p text:style-name="P1"/>
              <text:p text:style-name="P1"><text:s/>photo https://drive.google.com/file/d/1juBgQIEzg-B1Ed6O5s7PlscMG_dnDyGB/view?usp=sharing</text:p>
              <text:p text:style-name="P1"/>
              <text:p text:style-name="P1"><text:s/>photo https://drive.google.com/file/d/1vNLzp4wm1b1rb6WiLEJvLPosnepi4v3a/view?usp=sharing</text:p>
              <text:p text:style-name="P1"/>
              <text:p text:style-name="P1"><text:s/>photo https://drive.google.com/file/d/1QrGW6yP0DxagNszvSNsh-vGp81SH1nNs/view?usp=sharing</text:p>
              <text:p text:style-name="P1"/>
              <text:p text:style-name="P1"><text:s/>spreadsheet https://docs.google.com/spreadsheets/d/1_TQ1J2SqS0psuwlyZ2qTBE5WRSZn2cum0tjOY7hOBuE/edit?usp=sharing</text:p>
              <text:p text:style-name="P1"/>
              <text:p text:style-name="P1"><text:s/>spreadsheet key https://docs.google.com/spreadsheet/pub?key=1_TQ1J2SqS0psuwlyZ2qTBE5WRSZn2cum0tjOY7hOBuE</text:p>
              <text:p text:style-name="P1"/>
              <text:p text:style-name="P1"><text:s/>spreadsheet pubhtml https://docs.google.com/spreadsheets/d/1_TQ1J2SqS0psuwlyZ2qTBE5WRSZn2cum0tjOY7hOBuE/pubhtml</text:p>
              <text:p text:style-name="P1"/>
              <text:p text:style-name="P1"><text:s/>spreadsheet pub https://docs.google.com/spreadsheets/d/1_TQ1J2SqS0psuwlyZ2qTBE5WRSZn2cum0tjOY7hOBuE/pub</text:p>
              <text:p text:style-name="P1"/>
              <text:p text:style-name="P1"><text:s/>spreadsheet view https://docs.google.com/spreadsheets/d/1_TQ1J2SqS0psuwlyZ2qTBE5WRSZn2cum0tjOY7hOBuE/view</text:p>
              <text:p text:style-name="P1"/>
              <text:p text:style-name="P1"><text:s/>form https://docs.google.com/forms/d/1dr5tUzgqYaSDZcd0ukpHVy_Fx07rWgc6FI1kuHdlH4Q/edit?usp=sharing</text:p>
              <text:p text:style-name="P1"/>
              <text:p text:style-name="P1"><text:s/>drawing https://docs.google.com/drawings/d/1hzV5iB-V9-Gsqa8hQOxj7BflAre3mXNLi1oDy-IObzM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southpasadena/home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sites.google.com/view/photo-booth-company-pasadena/selfie-booth-pasadena&quot;; image(&quot;https://api.qrserver.com/v1/create-qr-code/?size=150x150&amp;data=https://sites.google.com/view/photo-booth-company-pasadena/selfie-booth-pasaden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-booth-company-pasadena/selfie-booth-pasadena" xlink:type="simple">https://sites.google.com/view/photo-booth-company-pasadena/selfie-booth-pasadena</text:a></text:p>
          </table:table-cell>
          <table:table-cell table:style-name="ce5" table:formula="of:=HYPERLINK(&quot;https://sites.google.com/view/photo-booth-company-pasadena/selfie-booth-pasadena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drive/folders/1sAyt4eccX38WXpc7sglDqmUlqB1VkB88?usp=sharing&quot;; image(&quot;https://api.qrserver.com/v1/create-qr-code/?size=150x150&amp;data=https://drive.google.com/drive/folders/1sAyt4eccX38WXpc7sglDqmUlqB1VkB88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sAyt4eccX38WXpc7sglDqmUlqB1VkB88?usp=sharing" xlink:type="simple">https://drive.google.com/drive/folders/1sAyt4eccX38WXpc7sglDqmUlqB1VkB88?usp=sharing</text:a></text:p>
          </table:table-cell>
          <table:table-cell table:style-name="ce5" table:formula="of:=HYPERLINK(&quot;https://drive.google.com/drive/folders/1sAyt4eccX38WXpc7sglDqmUlqB1VkB88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news.google.com/rss/search?q=photobooth&quot;; image(&quot;https://api.qrserver.com/v1/create-qr-code/?size=150x150&amp;data=https://news.google.com/rss/search?q=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" xlink:type="simple">https://news.google.com/rss/search?q=photobooth</text:a></text:p>
          </table:table-cell>
          <table:table-cell table:style-name="ce5" table:formula="of:=HYPERLINK(&quot;https://news.google.com/rss/search?q=photobooth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Mobile Roaming Photo Booth rental Pasadena Articles</text:p>
          </table:table-cell>
          <table:table-cell table:style-name="ce3" table:formula="of:=HYPERLINK(&quot;https://drive.google.com/drive/folders/1K2gxHwouXPX6juofRGSxnJOkTKbv4KDP?usp=sharing&quot;; image(&quot;https://api.qrserver.com/v1/create-qr-code/?size=150x150&amp;data=https://drive.google.com/drive/folders/1K2gxHwouXPX6juofRGSxnJOkTKbv4KD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K2gxHwouXPX6juofRGSxnJOkTKbv4KDP?usp=sharing" xlink:type="simple">https://drive.google.com/drive/folders/1K2gxHwouXPX6juofRGSxnJOkTKbv4KDP?usp=sharing</text:a></text:p>
          </table:table-cell>
          <table:table-cell table:style-name="ce5" table:formula="of:=HYPERLINK(&quot;https://drive.google.com/drive/folders/1K2gxHwouXPX6juofRGSxnJOkTKbv4KDP?usp=sharing&quot;;&quot;Mobile Roaming Photo Booth rental Pasadena Articles&quot;)" office:value-type="string" office:string-value="Mobile Roaming Photo Booth rental Pasadena Articles" calcext:value-type="string">
            <text:p>Mobile Roaming Photo Booth rental Pasadena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Mobile Roaming Photo Booth rental Pasadena Photos</text:p>
          </table:table-cell>
          <table:table-cell table:style-name="ce3" table:formula="of:=HYPERLINK(&quot;https://drive.google.com/drive/folders/19p9NWVEXkMQZ6nKrNKA_bKi5ikjraOPR?usp=sharing&quot;; image(&quot;https://api.qrserver.com/v1/create-qr-code/?size=150x150&amp;data=https://drive.google.com/drive/folders/19p9NWVEXkMQZ6nKrNKA_bKi5ikjraOPR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9p9NWVEXkMQZ6nKrNKA_bKi5ikjraOPR?usp=sharing" xlink:type="simple">https://drive.google.com/drive/folders/19p9NWVEXkMQZ6nKrNKA_bKi5ikjraOPR?usp=sharing</text:a></text:p>
          </table:table-cell>
          <table:table-cell table:style-name="ce5" table:formula="of:=HYPERLINK(&quot;https://drive.google.com/drive/folders/19p9NWVEXkMQZ6nKrNKA_bKi5ikjraOPR?usp=sharing&quot;;&quot;Mobile Roaming Photo Booth rental Pasadena Photos&quot;)" office:value-type="string" office:string-value="Mobile Roaming Photo Booth rental Pasadena Photos" calcext:value-type="string">
            <text:p>Mobile Roaming Photo Booth rental Pasadena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Mobile Roaming Photo Booth rental Pasadena PDFs</text:p>
          </table:table-cell>
          <table:table-cell table:style-name="ce3" table:formula="of:=HYPERLINK(&quot;https://drive.google.com/drive/folders/1w_nlGlC81Yp55nkBwbF5WZWqQpb2seAb?usp=sharing&quot;; image(&quot;https://api.qrserver.com/v1/create-qr-code/?size=150x150&amp;data=https://drive.google.com/drive/folders/1w_nlGlC81Yp55nkBwbF5WZWqQpb2seAb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w_nlGlC81Yp55nkBwbF5WZWqQpb2seAb?usp=sharing" xlink:type="simple">https://drive.google.com/drive/folders/1w_nlGlC81Yp55nkBwbF5WZWqQpb2seAb?usp=sharing</text:a></text:p>
          </table:table-cell>
          <table:table-cell table:style-name="ce5" table:formula="of:=HYPERLINK(&quot;https://drive.google.com/drive/folders/1w_nlGlC81Yp55nkBwbF5WZWqQpb2seAb?usp=sharing&quot;;&quot;Mobile Roaming Photo Booth rental Pasadena PDFs&quot;)" office:value-type="string" office:string-value="Mobile Roaming Photo Booth rental Pasadena PDFs" calcext:value-type="string">
            <text:p>Mobile Roaming Photo Booth rental Pasadena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Mobile Roaming Photo Booth rental Pasadena Slides</text:p>
          </table:table-cell>
          <table:table-cell table:style-name="ce3" table:formula="of:=HYPERLINK(&quot;https://drive.google.com/drive/folders/1YO-kzvqF9CT8I3r8Cm96-OupKgHDynj8?usp=sharing&quot;; image(&quot;https://api.qrserver.com/v1/create-qr-code/?size=150x150&amp;data=https://drive.google.com/drive/folders/1YO-kzvqF9CT8I3r8Cm96-OupKgHDynj8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YO-kzvqF9CT8I3r8Cm96-OupKgHDynj8?usp=sharing" xlink:type="simple">https://drive.google.com/drive/folders/1YO-kzvqF9CT8I3r8Cm96-OupKgHDynj8?usp=sharing</text:a></text:p>
          </table:table-cell>
          <table:table-cell table:style-name="ce5" table:formula="of:=HYPERLINK(&quot;https://drive.google.com/drive/folders/1YO-kzvqF9CT8I3r8Cm96-OupKgHDynj8?usp=sharing&quot;;&quot;Mobile Roaming Photo Booth rental Pasadena Slides&quot;)" office:value-type="string" office:string-value="Mobile Roaming Photo Booth rental Pasadena Slides" calcext:value-type="string">
            <text:p>Mobile Roaming Photo Booth rental Pasadena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file/d/1PxHw7KxCjm1GrxwjsA3o4veFrDZX3rPO/view?usp=sharing&quot;; image(&quot;https://api.qrserver.com/v1/create-qr-code/?size=150x150&amp;data=https://drive.google.com/file/d/1PxHw7KxCjm1GrxwjsA3o4veFrDZX3rPO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PxHw7KxCjm1GrxwjsA3o4veFrDZX3rPO/view?usp=sharing" xlink:type="simple">https://drive.google.com/file/d/1PxHw7KxCjm1GrxwjsA3o4veFrDZX3rPO/view?usp=sharing</text:a></text:p>
          </table:table-cell>
          <table:table-cell table:style-name="ce5" table:formula="of:=HYPERLINK(&quot;https://drive.google.com/file/d/1PxHw7KxCjm1GrxwjsA3o4veFrDZX3rPO/view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file/d/1lG-1Vg4l8ztTkCU2Pl1dLqaE8g6cGLlf/view?usp=sharing&quot;; image(&quot;https://api.qrserver.com/v1/create-qr-code/?size=150x150&amp;data=https://drive.google.com/file/d/1lG-1Vg4l8ztTkCU2Pl1dLqaE8g6cGLl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lG-1Vg4l8ztTkCU2Pl1dLqaE8g6cGLlf/view?usp=sharing" xlink:type="simple">https://drive.google.com/file/d/1lG-1Vg4l8ztTkCU2Pl1dLqaE8g6cGLlf/view?usp=sharing</text:a></text:p>
          </table:table-cell>
          <table:table-cell table:style-name="ce5" table:formula="of:=HYPERLINK(&quot;https://drive.google.com/file/d/1lG-1Vg4l8ztTkCU2Pl1dLqaE8g6cGLlf/view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file/d/1juBgQIEzg-B1Ed6O5s7PlscMG_dnDyGB/view?usp=sharing&quot;; image(&quot;https://api.qrserver.com/v1/create-qr-code/?size=150x150&amp;data=https://drive.google.com/file/d/1juBgQIEzg-B1Ed6O5s7PlscMG_dnDyGB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juBgQIEzg-B1Ed6O5s7PlscMG_dnDyGB/view?usp=sharing" xlink:type="simple">https://drive.google.com/file/d/1juBgQIEzg-B1Ed6O5s7PlscMG_dnDyGB/view?usp=sharing</text:a></text:p>
          </table:table-cell>
          <table:table-cell table:style-name="ce5" table:formula="of:=HYPERLINK(&quot;https://drive.google.com/file/d/1juBgQIEzg-B1Ed6O5s7PlscMG_dnDyGB/view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file/d/1vNLzp4wm1b1rb6WiLEJvLPosnepi4v3a/view?usp=sharing&quot;; image(&quot;https://api.qrserver.com/v1/create-qr-code/?size=150x150&amp;data=https://drive.google.com/file/d/1vNLzp4wm1b1rb6WiLEJvLPosnepi4v3a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vNLzp4wm1b1rb6WiLEJvLPosnepi4v3a/view?usp=sharing" xlink:type="simple">https://drive.google.com/file/d/1vNLzp4wm1b1rb6WiLEJvLPosnepi4v3a/view?usp=sharing</text:a></text:p>
          </table:table-cell>
          <table:table-cell table:style-name="ce5" table:formula="of:=HYPERLINK(&quot;https://drive.google.com/file/d/1vNLzp4wm1b1rb6WiLEJvLPosnepi4v3a/view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rive.google.com/file/d/1QrGW6yP0DxagNszvSNsh-vGp81SH1nNs/view?usp=sharing&quot;; image(&quot;https://api.qrserver.com/v1/create-qr-code/?size=150x150&amp;data=https://drive.google.com/file/d/1QrGW6yP0DxagNszvSNsh-vGp81SH1nNs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QrGW6yP0DxagNszvSNsh-vGp81SH1nNs/view?usp=sharing" xlink:type="simple">https://drive.google.com/file/d/1QrGW6yP0DxagNszvSNsh-vGp81SH1nNs/view?usp=sharing</text:a></text:p>
          </table:table-cell>
          <table:table-cell table:style-name="ce5" table:formula="of:=HYPERLINK(&quot;https://drive.google.com/file/d/1QrGW6yP0DxagNszvSNsh-vGp81SH1nNs/view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ocs.google.com/spreadsheets/d/1_TQ1J2SqS0psuwlyZ2qTBE5WRSZn2cum0tjOY7hOBuE/edit?usp=sharing&quot;; image(&quot;https://api.qrserver.com/v1/create-qr-code/?size=150x150&amp;data=https://docs.google.com/spreadsheets/d/1_TQ1J2SqS0psuwlyZ2qTBE5WRSZn2cum0tjOY7hOBuE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?usp=sharing" xlink:type="simple">https://docs.google.com/spreadsheets/d/1_TQ1J2SqS0psuwlyZ2qTBE5WRSZn2cum0tjOY7hOBuE/edit?usp=sharing</text:a></text:p>
          </table:table-cell>
          <table:table-cell table:style-name="ce5" table:formula="of:=HYPERLINK(&quot;https://docs.google.com/spreadsheets/d/1_TQ1J2SqS0psuwlyZ2qTBE5WRSZn2cum0tjOY7hOBuE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Mobile Roaming Photo Booth rental Pasadena key</text:p>
          </table:table-cell>
          <table:table-cell table:style-name="ce3" table:formula="of:=HYPERLINK(&quot;https://docs.google.com/spreadsheet/pub?key=1_TQ1J2SqS0psuwlyZ2qTBE5WRSZn2cum0tjOY7hOBuE&quot;; image(&quot;https://api.qrserver.com/v1/create-qr-code/?size=150x150&amp;data=https://docs.google.com/spreadsheet/pub?key=1_TQ1J2SqS0psuwlyZ2qTBE5WRSZn2cum0tjOY7hOBu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_TQ1J2SqS0psuwlyZ2qTBE5WRSZn2cum0tjOY7hOBuE" xlink:type="simple">https://docs.google.com/spreadsheet/pub?key=1_TQ1J2SqS0psuwlyZ2qTBE5WRSZn2cum0tjOY7hOBuE</text:a></text:p>
          </table:table-cell>
          <table:table-cell table:style-name="ce5" table:formula="of:=HYPERLINK(&quot;https://docs.google.com/spreadsheets/d/1_TQ1J2SqS0psuwlyZ2qTBE5WRSZn2cum0tjOY7hOBuE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Mobile Roaming Photo Booth rental Pasadena pubhtml</text:p>
          </table:table-cell>
          <table:table-cell table:style-name="ce3" table:formula="of:=HYPERLINK(&quot;https://docs.google.com/spreadsheets/d/1_TQ1J2SqS0psuwlyZ2qTBE5WRSZn2cum0tjOY7hOBuE/pubhtml&quot;; image(&quot;https://api.qrserver.com/v1/create-qr-code/?size=150x150&amp;data=https://docs.google.com/spreadsheets/d/1_TQ1J2SqS0psuwlyZ2qTBE5WRSZn2cum0tjOY7hOBuE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pubhtml" xlink:type="simple">https://docs.google.com/spreadsheets/d/1_TQ1J2SqS0psuwlyZ2qTBE5WRSZn2cum0tjOY7hOBuE/pubhtml</text:a></text:p>
          </table:table-cell>
          <table:table-cell table:style-name="ce5" table:formula="of:=HYPERLINK(&quot;https://docs.google.com/spreadsheets/d/1_TQ1J2SqS0psuwlyZ2qTBE5WRSZn2cum0tjOY7hOBuE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Mobile Roaming Photo Booth rental Pasadena pub</text:p>
          </table:table-cell>
          <table:table-cell table:style-name="ce3" table:formula="of:=HYPERLINK(&quot;https://docs.google.com/spreadsheets/d/1_TQ1J2SqS0psuwlyZ2qTBE5WRSZn2cum0tjOY7hOBuE/pub&quot;; image(&quot;https://api.qrserver.com/v1/create-qr-code/?size=150x150&amp;data=https://docs.google.com/spreadsheets/d/1_TQ1J2SqS0psuwlyZ2qTBE5WRSZn2cum0tjOY7hOBuE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pub" xlink:type="simple">https://docs.google.com/spreadsheets/d/1_TQ1J2SqS0psuwlyZ2qTBE5WRSZn2cum0tjOY7hOBuE/pub</text:a></text:p>
          </table:table-cell>
          <table:table-cell table:style-name="ce5" table:formula="of:=HYPERLINK(&quot;https://docs.google.com/spreadsheets/d/1_TQ1J2SqS0psuwlyZ2qTBE5WRSZn2cum0tjOY7hOBuE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Mobile Roaming Photo Booth rental Pasadena view</text:p>
          </table:table-cell>
          <table:table-cell table:style-name="ce3" table:formula="of:=HYPERLINK(&quot;https://docs.google.com/spreadsheets/d/1_TQ1J2SqS0psuwlyZ2qTBE5WRSZn2cum0tjOY7hOBuE/view&quot;; image(&quot;https://api.qrserver.com/v1/create-qr-code/?size=150x150&amp;data=https://docs.google.com/spreadsheets/d/1_TQ1J2SqS0psuwlyZ2qTBE5WRSZn2cum0tjOY7hOBuE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view" xlink:type="simple">https://docs.google.com/spreadsheets/d/1_TQ1J2SqS0psuwlyZ2qTBE5WRSZn2cum0tjOY7hOBuE/view</text:a></text:p>
          </table:table-cell>
          <table:table-cell table:style-name="ce5" table:formula="of:=HYPERLINK(&quot;https://docs.google.com/spreadsheets/d/1_TQ1J2SqS0psuwlyZ2qTBE5WRSZn2cum0tjOY7hOBuE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ocs.google.com/forms/d/1dr5tUzgqYaSDZcd0ukpHVy_Fx07rWgc6FI1kuHdlH4Q/edit?usp=sharing&quot;; image(&quot;https://api.qrserver.com/v1/create-qr-code/?size=150x150&amp;data=https://docs.google.com/forms/d/1dr5tUzgqYaSDZcd0ukpHVy_Fx07rWgc6FI1kuHdlH4Q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dr5tUzgqYaSDZcd0ukpHVy_Fx07rWgc6FI1kuHdlH4Q/edit?usp=sharing" xlink:type="simple">https://docs.google.com/forms/d/1dr5tUzgqYaSDZcd0ukpHVy_Fx07rWgc6FI1kuHdlH4Q/edit?usp=sharing</text:a></text:p>
          </table:table-cell>
          <table:table-cell table:style-name="ce5" table:formula="of:=HYPERLINK(&quot;https://docs.google.com/forms/d/1dr5tUzgqYaSDZcd0ukpHVy_Fx07rWgc6FI1kuHdlH4Q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ocs.google.com/drawings/d/1hzV5iB-V9-Gsqa8hQOxj7BflAre3mXNLi1oDy-IObzM/edit?usp=sharing&quot;; image(&quot;https://api.qrserver.com/v1/create-qr-code/?size=150x150&amp;data=https://docs.google.com/drawings/d/1hzV5iB-V9-Gsqa8hQOxj7BflAre3mXNLi1oDy-IObzM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hzV5iB-V9-Gsqa8hQOxj7BflAre3mXNLi1oDy-IObzM/edit?usp=sharing" xlink:type="simple">https://docs.google.com/drawings/d/1hzV5iB-V9-Gsqa8hQOxj7BflAre3mXNLi1oDy-IObzM/edit?usp=sharing</text:a></text:p>
          </table:table-cell>
          <table:table-cell table:style-name="ce5" table:formula="of:=HYPERLINK(&quot;https://docs.google.com/drawings/d/1hzV5iB-V9-Gsqa8hQOxj7BflAre3mXNLi1oDy-IObzM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southpasadena/home&quot;; image(&quot;https://api.qrserver.com/v1/create-qr-code/?size=150x150&amp;data=https://sites.google.com/view/photoboothsouthpasadena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southpasadena/home" xlink:type="simple">https://sites.google.com/view/photoboothsouthpasadena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ocs.google.com/document/d/1-9_sapbpxwagouufTIqAsWur-0F8BVgR38hQCr4milo/edit?usp=sharing&quot;; image(&quot;https://api.qrserver.com/v1/create-qr-code/?size=150x150&amp;data=https://docs.google.com/document/d/1-9_sapbpxwagouufTIqAsWur-0F8BVgR38hQCr4milo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9_sapbpxwagouufTIqAsWur-0F8BVgR38hQCr4milo/edit?usp=sharing" xlink:type="simple">https://docs.google.com/document/d/1-9_sapbpxwagouufTIqAsWur-0F8BVgR38hQCr4milo/edit?usp=sharing</text:a></text:p>
          </table:table-cell>
          <table:table-cell table:style-name="ce5" table:formula="of:=HYPERLINK(&quot;https://docs.google.com/document/d/1-9_sapbpxwagouufTIqAsWur-0F8BVgR38hQCr4milo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Mobile Roaming Photo Booth rental Pasadena pub</text:p>
          </table:table-cell>
          <table:table-cell table:style-name="ce3" table:formula="of:=HYPERLINK(&quot;https://docs.google.com/document/d/1-9_sapbpxwagouufTIqAsWur-0F8BVgR38hQCr4milo/pub&quot;; image(&quot;https://api.qrserver.com/v1/create-qr-code/?size=150x150&amp;data=https://docs.google.com/document/d/1-9_sapbpxwagouufTIqAsWur-0F8BVgR38hQCr4milo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9_sapbpxwagouufTIqAsWur-0F8BVgR38hQCr4milo/pub" xlink:type="simple">https://docs.google.com/document/d/1-9_sapbpxwagouufTIqAsWur-0F8BVgR38hQCr4milo/pub</text:a></text:p>
          </table:table-cell>
          <table:table-cell table:style-name="ce5" table:formula="of:=HYPERLINK(&quot;https://docs.google.com/document/d/1-9_sapbpxwagouufTIqAsWur-0F8BVgR38hQCr4milo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Mobile Roaming Photo Booth rental Pasadena view</text:p>
          </table:table-cell>
          <table:table-cell table:style-name="ce3" table:formula="of:=HYPERLINK(&quot;https://docs.google.com/document/d/1-9_sapbpxwagouufTIqAsWur-0F8BVgR38hQCr4milo/view&quot;; image(&quot;https://api.qrserver.com/v1/create-qr-code/?size=150x150&amp;data=https://docs.google.com/document/d/1-9_sapbpxwagouufTIqAsWur-0F8BVgR38hQCr4milo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9_sapbpxwagouufTIqAsWur-0F8BVgR38hQCr4milo/view" xlink:type="simple">https://docs.google.com/document/d/1-9_sapbpxwagouufTIqAsWur-0F8BVgR38hQCr4milo/view</text:a></text:p>
          </table:table-cell>
          <table:table-cell table:style-name="ce5" table:formula="of:=HYPERLINK(&quot;https://docs.google.com/document/d/1-9_sapbpxwagouufTIqAsWur-0F8BVgR38hQCr4milo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docs.google.com/presentation/d/1e84VTS4Xi-nrVeT11JKlWOoKBb8kRi3jAVZD-jo2rF4/edit?usp=sharing&quot;; image(&quot;https://api.qrserver.com/v1/create-qr-code/?size=150x150&amp;data=https://docs.google.com/presentation/d/1e84VTS4Xi-nrVeT11JKlWOoKBb8kRi3jAVZD-jo2rF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e84VTS4Xi-nrVeT11JKlWOoKBb8kRi3jAVZD-jo2rF4/edit?usp=sharing" xlink:type="simple">https://docs.google.com/presentation/d/1e84VTS4Xi-nrVeT11JKlWOoKBb8kRi3jAVZD-jo2rF4/edit?usp=sharing</text:a></text:p>
          </table:table-cell>
          <table:table-cell table:style-name="ce5" table:formula="of:=HYPERLINK(&quot;https://docs.google.com/presentation/d/1e84VTS4Xi-nrVeT11JKlWOoKBb8kRi3jAVZD-jo2rF4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Mobile Roaming Photo Booth rental Pasadena pub</text:p>
          </table:table-cell>
          <table:table-cell table:style-name="ce3" table:formula="of:=HYPERLINK(&quot;https://docs.google.com/presentation/d/1e84VTS4Xi-nrVeT11JKlWOoKBb8kRi3jAVZD-jo2rF4/pub?start=true&amp;loop=true&amp;delayms=3000&quot;; image(&quot;https://api.qrserver.com/v1/create-qr-code/?size=150x150&amp;data=https://docs.google.com/presentation/d/1e84VTS4Xi-nrVeT11JKlWOoKBb8kRi3jAVZD-jo2rF4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e84VTS4Xi-nrVeT11JKlWOoKBb8kRi3jAVZD-jo2rF4/pub?start=true&amp;loop=true&amp;delayms=3000" xlink:type="simple">https://docs.google.com/presentation/d/1e84VTS4Xi-nrVeT11JKlWOoKBb8kRi3jAVZD-jo2rF4/pub?start=true&amp;loop=true&amp;delayms=3000</text:a></text:p>
          </table:table-cell>
          <table:table-cell table:style-name="ce5" table:formula="of:=HYPERLINK(&quot;https://docs.google.com/presentation/d/1e84VTS4Xi-nrVeT11JKlWOoKBb8kRi3jAVZD-jo2rF4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Mobile Roaming Photo Booth rental Pasadena view</text:p>
          </table:table-cell>
          <table:table-cell table:style-name="ce3" table:formula="of:=HYPERLINK(&quot;https://docs.google.com/presentation/d/1e84VTS4Xi-nrVeT11JKlWOoKBb8kRi3jAVZD-jo2rF4/view&quot;; image(&quot;https://api.qrserver.com/v1/create-qr-code/?size=150x150&amp;data=https://docs.google.com/presentation/d/1e84VTS4Xi-nrVeT11JKlWOoKBb8kRi3jAVZD-jo2rF4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e84VTS4Xi-nrVeT11JKlWOoKBb8kRi3jAVZD-jo2rF4/view" xlink:type="simple">https://docs.google.com/presentation/d/1e84VTS4Xi-nrVeT11JKlWOoKBb8kRi3jAVZD-jo2rF4/view</text:a></text:p>
          </table:table-cell>
          <table:table-cell table:style-name="ce5" table:formula="of:=HYPERLINK(&quot;https://docs.google.com/presentation/d/1e84VTS4Xi-nrVeT11JKlWOoKBb8kRi3jAVZD-jo2rF4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Mobile Roaming Photo Booth rental Pasadena html</text:p>
          </table:table-cell>
          <table:table-cell table:style-name="ce3" table:formula="of:=HYPERLINK(&quot;https://docs.google.com/presentation/d/1e84VTS4Xi-nrVeT11JKlWOoKBb8kRi3jAVZD-jo2rF4/htmlpresent&quot;; image(&quot;https://api.qrserver.com/v1/create-qr-code/?size=150x150&amp;data=https://docs.google.com/presentation/d/1e84VTS4Xi-nrVeT11JKlWOoKBb8kRi3jAVZD-jo2rF4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e84VTS4Xi-nrVeT11JKlWOoKBb8kRi3jAVZD-jo2rF4/htmlpresent" xlink:type="simple">https://docs.google.com/presentation/d/1e84VTS4Xi-nrVeT11JKlWOoKBb8kRi3jAVZD-jo2rF4/htmlpresent</text:a></text:p>
          </table:table-cell>
          <table:table-cell table:style-name="ce5" table:formula="of:=HYPERLINK(&quot;https://docs.google.com/presentation/d/1e84VTS4Xi-nrVeT11JKlWOoKBb8kRi3jAVZD-jo2rF4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Mobile Roaming Photo Booth rental Pasadena</text:p>
          </table:table-cell>
          <table:table-cell table:style-name="ce3" table:formula="of:=HYPERLINK(&quot;https://calendar.google.com/calendar/embed?src=b49e48102c2aad6f21013433caba8dad785c14730b19358016d0862140ec013a@group.calendar.google.com&quot;; image(&quot;https://api.qrserver.com/v1/create-qr-code/?size=150x150&amp;data=https://calendar.google.com/calendar/embed?src=b49e48102c2aad6f21013433caba8dad785c14730b19358016d0862140ec013a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b49e48102c2aad6f21013433caba8dad785c14730b19358016d0862140ec013a@group.calendar.google.com" xlink:type="simple">https://calendar.google.com/calendar/embed?src=b49e48102c2aad6f21013433caba8dad785c14730b19358016d0862140ec013a@group.calendar.google.com</text:a></text:p>
          </table:table-cell>
          <table:table-cell table:style-name="ce5" table:formula="of:=HYPERLINK(&quot;https://calendar.google.com/calendar/embed?src=b49e48102c2aad6f21013433caba8dad785c14730b19358016d0862140ec013a@group.calendar.google.com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YWhlcjMzYXZvZ2Jjc2NmbjkxcmlrNTc4NzAgYjQ5ZTQ4MTAyYzJhYWQ2ZjIxMDEzNDMzY2FiYThkYWQ3ODVjMTQ3MzBiMTkzNTgwMTZkMDg2MjE0MGVjMDEzYUBncm91cC5jYWxlbmRhci5nb29nbGUuY29t&quot;; image(&quot;https://api.qrserver.com/v1/create-qr-code/?size=150x150&amp;data=https://www.google.com/calendar/event?eid=YWhlcjMzYXZvZ2Jjc2NmbjkxcmlrNTc4NzA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WhlcjMzYXZvZ2Jjc2NmbjkxcmlrNTc4NzAgYjQ5ZTQ4MTAyYzJhYWQ2ZjIxMDEzNDMzY2FiYThkYWQ3ODVjMTQ3MzBiMTkzNTgwMTZkMDg2MjE0MGVjMDEzYUBncm91cC5jYWxlbmRhci5nb29nbGUuY29t" xlink:type="simple">https://www.google.com/calendar/event?eid=YWhlcjMzYXZvZ2Jjc2NmbjkxcmlrNTc4NzA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YWhlcjMzYXZvZ2Jjc2NmbjkxcmlrNTc4NzA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NWxvM2x0cXZiN25mdmg2ZHMwNTRhZmg3b28gYjQ5ZTQ4MTAyYzJhYWQ2ZjIxMDEzNDMzY2FiYThkYWQ3ODVjMTQ3MzBiMTkzNTgwMTZkMDg2MjE0MGVjMDEzYUBncm91cC5jYWxlbmRhci5nb29nbGUuY29t&quot;; image(&quot;https://api.qrserver.com/v1/create-qr-code/?size=150x150&amp;data=https://www.google.com/calendar/event?eid=NWxvM2x0cXZiN25mdmg2ZHMwNTRhZmg3b28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WxvM2x0cXZiN25mdmg2ZHMwNTRhZmg3b28gYjQ5ZTQ4MTAyYzJhYWQ2ZjIxMDEzNDMzY2FiYThkYWQ3ODVjMTQ3MzBiMTkzNTgwMTZkMDg2MjE0MGVjMDEzYUBncm91cC5jYWxlbmRhci5nb29nbGUuY29t" xlink:type="simple">https://www.google.com/calendar/event?eid=NWxvM2x0cXZiN25mdmg2ZHMwNTRhZmg3b28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NWxvM2x0cXZiN25mdmg2ZHMwNTRhZmg3b28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NTZyZDU4ajAxc3N2YmFjYTFsZjRibXYzdDggYjQ5ZTQ4MTAyYzJhYWQ2ZjIxMDEzNDMzY2FiYThkYWQ3ODVjMTQ3MzBiMTkzNTgwMTZkMDg2MjE0MGVjMDEzYUBncm91cC5jYWxlbmRhci5nb29nbGUuY29t&quot;; image(&quot;https://api.qrserver.com/v1/create-qr-code/?size=150x150&amp;data=https://www.google.com/calendar/event?eid=NTZyZDU4ajAxc3N2YmFjYTFsZjRibXYzdDg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TZyZDU4ajAxc3N2YmFjYTFsZjRibXYzdDggYjQ5ZTQ4MTAyYzJhYWQ2ZjIxMDEzNDMzY2FiYThkYWQ3ODVjMTQ3MzBiMTkzNTgwMTZkMDg2MjE0MGVjMDEzYUBncm91cC5jYWxlbmRhci5nb29nbGUuY29t" xlink:type="simple">https://www.google.com/calendar/event?eid=NTZyZDU4ajAxc3N2YmFjYTFsZjRibXYzdDg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NTZyZDU4ajAxc3N2YmFjYTFsZjRibXYzdDg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NjAwODhxOGQybDNzMW1hM2F0bmRsNTlndmcgYjQ5ZTQ4MTAyYzJhYWQ2ZjIxMDEzNDMzY2FiYThkYWQ3ODVjMTQ3MzBiMTkzNTgwMTZkMDg2MjE0MGVjMDEzYUBncm91cC5jYWxlbmRhci5nb29nbGUuY29t&quot;; image(&quot;https://api.qrserver.com/v1/create-qr-code/?size=150x150&amp;data=https://www.google.com/calendar/event?eid=NjAwODhxOGQybDNzMW1hM2F0bmRsNTlndmc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jAwODhxOGQybDNzMW1hM2F0bmRsNTlndmcgYjQ5ZTQ4MTAyYzJhYWQ2ZjIxMDEzNDMzY2FiYThkYWQ3ODVjMTQ3MzBiMTkzNTgwMTZkMDg2MjE0MGVjMDEzYUBncm91cC5jYWxlbmRhci5nb29nbGUuY29t" xlink:type="simple">https://www.google.com/calendar/event?eid=NjAwODhxOGQybDNzMW1hM2F0bmRsNTlndmc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NjAwODhxOGQybDNzMW1hM2F0bmRsNTlndmc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MW1hcnNjZHRwdGM0Z2d0MnI1bXVwamxyZmcgYjQ5ZTQ4MTAyYzJhYWQ2ZjIxMDEzNDMzY2FiYThkYWQ3ODVjMTQ3MzBiMTkzNTgwMTZkMDg2MjE0MGVjMDEzYUBncm91cC5jYWxlbmRhci5nb29nbGUuY29t&quot;; image(&quot;https://api.qrserver.com/v1/create-qr-code/?size=150x150&amp;data=https://www.google.com/calendar/event?eid=MW1hcnNjZHRwdGM0Z2d0MnI1bXVwamxyZmc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W1hcnNjZHRwdGM0Z2d0MnI1bXVwamxyZmcgYjQ5ZTQ4MTAyYzJhYWQ2ZjIxMDEzNDMzY2FiYThkYWQ3ODVjMTQ3MzBiMTkzNTgwMTZkMDg2MjE0MGVjMDEzYUBncm91cC5jYWxlbmRhci5nb29nbGUuY29t" xlink:type="simple">https://www.google.com/calendar/event?eid=MW1hcnNjZHRwdGM0Z2d0MnI1bXVwamxyZmc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MW1hcnNjZHRwdGM0Z2d0MnI1bXVwamxyZmc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djgxNjlwMnFicGlsZmttanFuamNyaHFmYzggYjQ5ZTQ4MTAyYzJhYWQ2ZjIxMDEzNDMzY2FiYThkYWQ3ODVjMTQ3MzBiMTkzNTgwMTZkMDg2MjE0MGVjMDEzYUBncm91cC5jYWxlbmRhci5nb29nbGUuY29t&quot;; image(&quot;https://api.qrserver.com/v1/create-qr-code/?size=150x150&amp;data=https://www.google.com/calendar/event?eid=djgxNjlwMnFicGlsZmttanFuamNyaHFmYzg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jgxNjlwMnFicGlsZmttanFuamNyaHFmYzggYjQ5ZTQ4MTAyYzJhYWQ2ZjIxMDEzNDMzY2FiYThkYWQ3ODVjMTQ3MzBiMTkzNTgwMTZkMDg2MjE0MGVjMDEzYUBncm91cC5jYWxlbmRhci5nb29nbGUuY29t" xlink:type="simple">https://www.google.com/calendar/event?eid=djgxNjlwMnFicGlsZmttanFuamNyaHFmYzg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djgxNjlwMnFicGlsZmttanFuamNyaHFmYzg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MXVza24xamdsZ29lbGxodDgwbGlpdWhkN28gYjQ5ZTQ4MTAyYzJhYWQ2ZjIxMDEzNDMzY2FiYThkYWQ3ODVjMTQ3MzBiMTkzNTgwMTZkMDg2MjE0MGVjMDEzYUBncm91cC5jYWxlbmRhci5nb29nbGUuY29t&quot;; image(&quot;https://api.qrserver.com/v1/create-qr-code/?size=150x150&amp;data=https://www.google.com/calendar/event?eid=MXVza24xamdsZ29lbGxodDgwbGlpdWhkN28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XVza24xamdsZ29lbGxodDgwbGlpdWhkN28gYjQ5ZTQ4MTAyYzJhYWQ2ZjIxMDEzNDMzY2FiYThkYWQ3ODVjMTQ3MzBiMTkzNTgwMTZkMDg2MjE0MGVjMDEzYUBncm91cC5jYWxlbmRhci5nb29nbGUuY29t" xlink:type="simple">https://www.google.com/calendar/event?eid=MXVza24xamdsZ29lbGxodDgwbGlpdWhkN28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MXVza24xamdsZ29lbGxodDgwbGlpdWhkN28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cTBraTB2OGc5bXBsODJ1bmRkcnA0NnByNDQgYjQ5ZTQ4MTAyYzJhYWQ2ZjIxMDEzNDMzY2FiYThkYWQ3ODVjMTQ3MzBiMTkzNTgwMTZkMDg2MjE0MGVjMDEzYUBncm91cC5jYWxlbmRhci5nb29nbGUuY29t&quot;; image(&quot;https://api.qrserver.com/v1/create-qr-code/?size=150x150&amp;data=https://www.google.com/calendar/event?eid=cTBraTB2OGc5bXBsODJ1bmRkcnA0NnByNDQ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TBraTB2OGc5bXBsODJ1bmRkcnA0NnByNDQgYjQ5ZTQ4MTAyYzJhYWQ2ZjIxMDEzNDMzY2FiYThkYWQ3ODVjMTQ3MzBiMTkzNTgwMTZkMDg2MjE0MGVjMDEzYUBncm91cC5jYWxlbmRhci5nb29nbGUuY29t" xlink:type="simple">https://www.google.com/calendar/event?eid=cTBraTB2OGc5bXBsODJ1bmRkcnA0NnByNDQ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cTBraTB2OGc5bXBsODJ1bmRkcnA0NnByNDQ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a29zZDdiYmk5NW1mbWI5cm12czFvdGlkcG8gYjQ5ZTQ4MTAyYzJhYWQ2ZjIxMDEzNDMzY2FiYThkYWQ3ODVjMTQ3MzBiMTkzNTgwMTZkMDg2MjE0MGVjMDEzYUBncm91cC5jYWxlbmRhci5nb29nbGUuY29t&quot;; image(&quot;https://api.qrserver.com/v1/create-qr-code/?size=150x150&amp;data=https://www.google.com/calendar/event?eid=a29zZDdiYmk5NW1mbWI5cm12czFvdGlkcG8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29zZDdiYmk5NW1mbWI5cm12czFvdGlkcG8gYjQ5ZTQ4MTAyYzJhYWQ2ZjIxMDEzNDMzY2FiYThkYWQ3ODVjMTQ3MzBiMTkzNTgwMTZkMDg2MjE0MGVjMDEzYUBncm91cC5jYWxlbmRhci5nb29nbGUuY29t" xlink:type="simple">https://www.google.com/calendar/event?eid=a29zZDdiYmk5NW1mbWI5cm12czFvdGlkcG8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a29zZDdiYmk5NW1mbWI5cm12czFvdGlkcG8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ZzJuN29kcDgxOWhvY3JhMmdyNmdmcWs5cXMgYjQ5ZTQ4MTAyYzJhYWQ2ZjIxMDEzNDMzY2FiYThkYWQ3ODVjMTQ3MzBiMTkzNTgwMTZkMDg2MjE0MGVjMDEzYUBncm91cC5jYWxlbmRhci5nb29nbGUuY29t&quot;; image(&quot;https://api.qrserver.com/v1/create-qr-code/?size=150x150&amp;data=https://www.google.com/calendar/event?eid=ZzJuN29kcDgxOWhvY3JhMmdyNmdmcWs5cXM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zJuN29kcDgxOWhvY3JhMmdyNmdmcWs5cXMgYjQ5ZTQ4MTAyYzJhYWQ2ZjIxMDEzNDMzY2FiYThkYWQ3ODVjMTQ3MzBiMTkzNTgwMTZkMDg2MjE0MGVjMDEzYUBncm91cC5jYWxlbmRhci5nb29nbGUuY29t" xlink:type="simple">https://www.google.com/calendar/event?eid=ZzJuN29kcDgxOWhvY3JhMmdyNmdmcWs5cXM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ZzJuN29kcDgxOWhvY3JhMmdyNmdmcWs5cXM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YjU4ZzFkb2tkZTlldGtjMW9rbTJwdnFsZDggYjQ5ZTQ4MTAyYzJhYWQ2ZjIxMDEzNDMzY2FiYThkYWQ3ODVjMTQ3MzBiMTkzNTgwMTZkMDg2MjE0MGVjMDEzYUBncm91cC5jYWxlbmRhci5nb29nbGUuY29t&quot;; image(&quot;https://api.qrserver.com/v1/create-qr-code/?size=150x150&amp;data=https://www.google.com/calendar/event?eid=YjU4ZzFkb2tkZTlldGtjMW9rbTJwdnFsZDg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jU4ZzFkb2tkZTlldGtjMW9rbTJwdnFsZDggYjQ5ZTQ4MTAyYzJhYWQ2ZjIxMDEzNDMzY2FiYThkYWQ3ODVjMTQ3MzBiMTkzNTgwMTZkMDg2MjE0MGVjMDEzYUBncm91cC5jYWxlbmRhci5nb29nbGUuY29t" xlink:type="simple">https://www.google.com/calendar/event?eid=YjU4ZzFkb2tkZTlldGtjMW9rbTJwdnFsZDg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YjU4ZzFkb2tkZTlldGtjMW9rbTJwdnFsZDg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ajhsbWY3ZjQ4Y3ZtaG0zYWVuOTd1dXZpamcgYjQ5ZTQ4MTAyYzJhYWQ2ZjIxMDEzNDMzY2FiYThkYWQ3ODVjMTQ3MzBiMTkzNTgwMTZkMDg2MjE0MGVjMDEzYUBncm91cC5jYWxlbmRhci5nb29nbGUuY29t&quot;; image(&quot;https://api.qrserver.com/v1/create-qr-code/?size=150x150&amp;data=https://www.google.com/calendar/event?eid=ajhsbWY3ZjQ4Y3ZtaG0zYWVuOTd1dXZpamc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hsbWY3ZjQ4Y3ZtaG0zYWVuOTd1dXZpamcgYjQ5ZTQ4MTAyYzJhYWQ2ZjIxMDEzNDMzY2FiYThkYWQ3ODVjMTQ3MzBiMTkzNTgwMTZkMDg2MjE0MGVjMDEzYUBncm91cC5jYWxlbmRhci5nb29nbGUuY29t" xlink:type="simple">https://www.google.com/calendar/event?eid=ajhsbWY3ZjQ4Y3ZtaG0zYWVuOTd1dXZpamc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ajhsbWY3ZjQ4Y3ZtaG0zYWVuOTd1dXZpamc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Z285aGEwZmJwNzk5a2ViamgyczhqbTR0N3MgYjQ5ZTQ4MTAyYzJhYWQ2ZjIxMDEzNDMzY2FiYThkYWQ3ODVjMTQ3MzBiMTkzNTgwMTZkMDg2MjE0MGVjMDEzYUBncm91cC5jYWxlbmRhci5nb29nbGUuY29t&quot;; image(&quot;https://api.qrserver.com/v1/create-qr-code/?size=150x150&amp;data=https://www.google.com/calendar/event?eid=Z285aGEwZmJwNzk5a2ViamgyczhqbTR0N3M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285aGEwZmJwNzk5a2ViamgyczhqbTR0N3MgYjQ5ZTQ4MTAyYzJhYWQ2ZjIxMDEzNDMzY2FiYThkYWQ3ODVjMTQ3MzBiMTkzNTgwMTZkMDg2MjE0MGVjMDEzYUBncm91cC5jYWxlbmRhci5nb29nbGUuY29t" xlink:type="simple">https://www.google.com/calendar/event?eid=Z285aGEwZmJwNzk5a2ViamgyczhqbTR0N3M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Z285aGEwZmJwNzk5a2ViamgyczhqbTR0N3M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bnQ2MDg0aWFhdG9mYnNoN3ZidTdpcGJuN3MgYjQ5ZTQ4MTAyYzJhYWQ2ZjIxMDEzNDMzY2FiYThkYWQ3ODVjMTQ3MzBiMTkzNTgwMTZkMDg2MjE0MGVjMDEzYUBncm91cC5jYWxlbmRhci5nb29nbGUuY29t&quot;; image(&quot;https://api.qrserver.com/v1/create-qr-code/?size=150x150&amp;data=https://www.google.com/calendar/event?eid=bnQ2MDg0aWFhdG9mYnNoN3ZidTdpcGJuN3M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nQ2MDg0aWFhdG9mYnNoN3ZidTdpcGJuN3MgYjQ5ZTQ4MTAyYzJhYWQ2ZjIxMDEzNDMzY2FiYThkYWQ3ODVjMTQ3MzBiMTkzNTgwMTZkMDg2MjE0MGVjMDEzYUBncm91cC5jYWxlbmRhci5nb29nbGUuY29t" xlink:type="simple">https://www.google.com/calendar/event?eid=bnQ2MDg0aWFhdG9mYnNoN3ZidTdpcGJuN3M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bnQ2MDg0aWFhdG9mYnNoN3ZidTdpcGJuN3M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OG9hdm5tMDU5M204ajZmaHU3aWRpZWxxbmMgYjQ5ZTQ4MTAyYzJhYWQ2ZjIxMDEzNDMzY2FiYThkYWQ3ODVjMTQ3MzBiMTkzNTgwMTZkMDg2MjE0MGVjMDEzYUBncm91cC5jYWxlbmRhci5nb29nbGUuY29t&quot;; image(&quot;https://api.qrserver.com/v1/create-qr-code/?size=150x150&amp;data=https://www.google.com/calendar/event?eid=OG9hdm5tMDU5M204ajZmaHU3aWRpZWxxbmM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G9hdm5tMDU5M204ajZmaHU3aWRpZWxxbmMgYjQ5ZTQ4MTAyYzJhYWQ2ZjIxMDEzNDMzY2FiYThkYWQ3ODVjMTQ3MzBiMTkzNTgwMTZkMDg2MjE0MGVjMDEzYUBncm91cC5jYWxlbmRhci5nb29nbGUuY29t" xlink:type="simple">https://www.google.com/calendar/event?eid=OG9hdm5tMDU5M204ajZmaHU3aWRpZWxxbmM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OG9hdm5tMDU5M204ajZmaHU3aWRpZWxxbmM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Mobile Roaming Photo Booth rental Pasadena - Event</text:p>
          </table:table-cell>
          <table:table-cell table:style-name="ce3" table:formula="of:=HYPERLINK(&quot;https://www.google.com/calendar/event?eid=YXEyOWliMHB1MDRia3F1N2J2ODJhMnF1cW8gYjQ5ZTQ4MTAyYzJhYWQ2ZjIxMDEzNDMzY2FiYThkYWQ3ODVjMTQ3MzBiMTkzNTgwMTZkMDg2MjE0MGVjMDEzYUBncm91cC5jYWxlbmRhci5nb29nbGUuY29t&quot;; image(&quot;https://api.qrserver.com/v1/create-qr-code/?size=150x150&amp;data=https://www.google.com/calendar/event?eid=YXEyOWliMHB1MDRia3F1N2J2ODJhMnF1cW8gYjQ5ZTQ4MTAyYzJhYWQ2ZjIxMDEzNDMzY2FiYThkYWQ3ODVjMTQ3MzBiMTkzNTgwMTZkMDg2MjE0MGVjMDEz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XEyOWliMHB1MDRia3F1N2J2ODJhMnF1cW8gYjQ5ZTQ4MTAyYzJhYWQ2ZjIxMDEzNDMzY2FiYThkYWQ3ODVjMTQ3MzBiMTkzNTgwMTZkMDg2MjE0MGVjMDEzYUBncm91cC5jYWxlbmRhci5nb29nbGUuY29t" xlink:type="simple">https://www.google.com/calendar/event?eid=YXEyOWliMHB1MDRia3F1N2J2ODJhMnF1cW8gYjQ5ZTQ4MTAyYzJhYWQ2ZjIxMDEzNDMzY2FiYThkYWQ3ODVjMTQ3MzBiMTkzNTgwMTZkMDg2MjE0MGVjMDEzYUBncm91cC5jYWxlbmRhci5nb29nbGUuY29t</text:a></text:p>
          </table:table-cell>
          <table:table-cell table:style-name="ce5" table:formula="of:=HYPERLINK(&quot;https://www.google.com/calendar/event?eid=YXEyOWliMHB1MDRia3F1N2J2ODJhMnF1cW8gYjQ5ZTQ4MTAyYzJhYWQ2ZjIxMDEzNDMzY2FiYThkYWQ3ODVjMTQ3MzBiMTkzNTgwMTZkMDg2MjE0MGVjMDEzYUBncm91cC5jYWxlbmRhci5nb29nbGUuY29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youtu.be/gg9HqdfCNPU&quot;; image(&quot;https://api.qrserver.com/v1/create-qr-code/?size=150x150&amp;data=https://youtu.be/gg9HqdfCNP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gg9HqdfCNPU" xlink:type="simple">https://youtu.be/gg9HqdfCNPU</text:a></text:p>
          </table:table-cell>
          <table:table-cell table:style-name="ce5" table:formula="of:=HYPERLINK(&quot;https://youtu.be/gg9HqdfCNPU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youtu.be/oqjwKz3NvlY&quot;; image(&quot;https://api.qrserver.com/v1/create-qr-code/?size=150x150&amp;data=https://youtu.be/oqjwKz3Nvl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qjwKz3NvlY" xlink:type="simple">https://youtu.be/oqjwKz3NvlY</text:a></text:p>
          </table:table-cell>
          <table:table-cell table:style-name="ce5" table:formula="of:=HYPERLINK(&quot;https://youtu.be/oqjwKz3NvlY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youtu.be/sRroGoy86Gs&quot;; image(&quot;https://api.qrserver.com/v1/create-qr-code/?size=150x150&amp;data=https://youtu.be/sRroGoy86G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sRroGoy86Gs" xlink:type="simple">https://youtu.be/sRroGoy86Gs</text:a></text:p>
          </table:table-cell>
          <table:table-cell table:style-name="ce5" table:formula="of:=HYPERLINK(&quot;https://youtu.be/sRroGoy86Gs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youtu.be/qlzCxiTrIDk&quot;; image(&quot;https://api.qrserver.com/v1/create-qr-code/?size=150x150&amp;data=https://youtu.be/qlzCxiTrI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qlzCxiTrIDk" xlink:type="simple">https://youtu.be/qlzCxiTrIDk</text:a></text:p>
          </table:table-cell>
          <table:table-cell table:style-name="ce5" table:formula="of:=HYPERLINK(&quot;https://youtu.be/qlzCxiTrIDk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Mobile Roaming Photo Booth rental Pasadena</text:p>
          </table:table-cell>
          <table:table-cell table:style-name="ce3" table:formula="of:=HYPERLINK(&quot;https://youtu.be/OcBdfWTa2hE&quot;; image(&quot;https://api.qrserver.com/v1/create-qr-code/?size=150x150&amp;data=https://youtu.be/OcBdfWTa2h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OcBdfWTa2hE" xlink:type="simple">https://youtu.be/OcBdfWTa2hE</text:a></text:p>
          </table:table-cell>
          <table:table-cell table:style-name="ce5" table:formula="of:=HYPERLINK(&quot;https://youtu.be/OcBdfWTa2h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_TQ1J2SqS0psuwlyZ2qTBE5WRSZn2cum0tjOY7hOBuE/edit#gid=0&quot;; image(&quot;https://api.qrserver.com/v1/create-qr-code/?size=150x150&amp;data=https://docs.google.com/spreadsheets/d/1_TQ1J2SqS0psuwlyZ2qTBE5WRSZn2cum0tjOY7hOBuE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#gid=0" xlink:type="simple">https://docs.google.com/spreadsheets/d/1_TQ1J2SqS0psuwlyZ2qTBE5WRSZn2cum0tjOY7hOBuE/edit#gid=0</text:a></text:p>
          </table:table-cell>
          <table:table-cell table:style-name="ce5" table:formula="of:=HYPERLINK(&quot;https://docs.google.com/spreadsheets/d/1_TQ1J2SqS0psuwlyZ2qTBE5WRSZn2cum0tjOY7hOBuE/edit#gid=0&quot;;&quot;Mobile Roaming Photo Booth rental Pasadena Sheet1&quot;)" office:value-type="string" office:string-value="Mobile Roaming Photo Booth rental Pasadena Sheet1" calcext:value-type="string">
            <text:p>Mobile Roaming Photo Booth rental Pasadena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_TQ1J2SqS0psuwlyZ2qTBE5WRSZn2cum0tjOY7hOBuE/edit#gid=998691631&quot;; image(&quot;https://api.qrserver.com/v1/create-qr-code/?size=150x150&amp;data=https://docs.google.com/spreadsheets/d/1_TQ1J2SqS0psuwlyZ2qTBE5WRSZn2cum0tjOY7hOBuE/edit#gid=99869163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#gid=998691631" xlink:type="simple">https://docs.google.com/spreadsheets/d/1_TQ1J2SqS0psuwlyZ2qTBE5WRSZn2cum0tjOY7hOBuE/edit#gid=998691631</text:a></text:p>
          </table:table-cell>
          <table:table-cell table:style-name="ce5" table:formula="of:=HYPERLINK(&quot;https://docs.google.com/spreadsheets/d/1_TQ1J2SqS0psuwlyZ2qTBE5WRSZn2cum0tjOY7hOBuE/edit#gid=998691631&quot;;&quot;Mobile Roaming Photo Booth rental Pasadena Keywords&quot;)" office:value-type="string" office:string-value="Mobile Roaming Photo Booth rental Pasadena Keywords" calcext:value-type="string">
            <text:p>Mobile Roaming Photo Booth rental Pasadena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_TQ1J2SqS0psuwlyZ2qTBE5WRSZn2cum0tjOY7hOBuE/edit#gid=514359022&quot;; image(&quot;https://api.qrserver.com/v1/create-qr-code/?size=150x150&amp;data=https://docs.google.com/spreadsheets/d/1_TQ1J2SqS0psuwlyZ2qTBE5WRSZn2cum0tjOY7hOBuE/edit#gid=51435902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#gid=514359022" xlink:type="simple">https://docs.google.com/spreadsheets/d/1_TQ1J2SqS0psuwlyZ2qTBE5WRSZn2cum0tjOY7hOBuE/edit#gid=514359022</text:a></text:p>
          </table:table-cell>
          <table:table-cell table:style-name="ce5" table:formula="of:=HYPERLINK(&quot;https://docs.google.com/spreadsheets/d/1_TQ1J2SqS0psuwlyZ2qTBE5WRSZn2cum0tjOY7hOBuE/edit#gid=514359022&quot;;&quot;Mobile Roaming Photo Booth rental Pasadena Content&quot;)" office:value-type="string" office:string-value="Mobile Roaming Photo Booth rental Pasadena Content" calcext:value-type="string">
            <text:p>Mobile Roaming Photo Booth rental Pasadena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_TQ1J2SqS0psuwlyZ2qTBE5WRSZn2cum0tjOY7hOBuE/edit#gid=17011485&quot;; image(&quot;https://api.qrserver.com/v1/create-qr-code/?size=150x150&amp;data=https://docs.google.com/spreadsheets/d/1_TQ1J2SqS0psuwlyZ2qTBE5WRSZn2cum0tjOY7hOBuE/edit#gid=17011485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#gid=17011485" xlink:type="simple">https://docs.google.com/spreadsheets/d/1_TQ1J2SqS0psuwlyZ2qTBE5WRSZn2cum0tjOY7hOBuE/edit#gid=17011485</text:a></text:p>
          </table:table-cell>
          <table:table-cell table:style-name="ce5" table:formula="of:=HYPERLINK(&quot;https://docs.google.com/spreadsheets/d/1_TQ1J2SqS0psuwlyZ2qTBE5WRSZn2cum0tjOY7hOBuE/edit#gid=17011485&quot;;&quot;Mobile Roaming Photo Booth rental Pasadena Calendar Events&quot;)" office:value-type="string" office:string-value="Mobile Roaming Photo Booth rental Pasadena Calendar Events" calcext:value-type="string">
            <text:p>Mobile Roaming Photo Booth rental Pasadena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_TQ1J2SqS0psuwlyZ2qTBE5WRSZn2cum0tjOY7hOBuE/edit#gid=1287684782&quot;; image(&quot;https://api.qrserver.com/v1/create-qr-code/?size=150x150&amp;data=https://docs.google.com/spreadsheets/d/1_TQ1J2SqS0psuwlyZ2qTBE5WRSZn2cum0tjOY7hOBuE/edit#gid=128768478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#gid=1287684782" xlink:type="simple">https://docs.google.com/spreadsheets/d/1_TQ1J2SqS0psuwlyZ2qTBE5WRSZn2cum0tjOY7hOBuE/edit#gid=1287684782</text:a></text:p>
          </table:table-cell>
          <table:table-cell table:style-name="ce5" table:formula="of:=HYPERLINK(&quot;https://docs.google.com/spreadsheets/d/1_TQ1J2SqS0psuwlyZ2qTBE5WRSZn2cum0tjOY7hOBuE/edit#gid=1287684782&quot;;&quot;Mobile Roaming Photo Booth rental Pasadena RSS Feeds&quot;)" office:value-type="string" office:string-value="Mobile Roaming Photo Booth rental Pasadena RSS Feeds" calcext:value-type="string">
            <text:p>Mobile Roaming Photo Booth rental Pasadena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Mobile Roaming Photo Booth rental Pasadena HTML</text:p>
          </table:table-cell>
          <table:table-cell/>
          <table:table-cell table:style-name="ce4" office:value-type="string" calcext:value-type="string">
            <text:p><text:a xlink:href="https://drive.google.com/drive/folders/17xOOjQ5gLAErpTq4gZmdNl4mtfhpzRPg?usp=sharing" xlink:type="simple">https://drive.google.com/drive/folders/17xOOjQ5gLAErpTq4gZmdNl4mtfhpzRPg?usp=sharing</text:a></text:p>
          </table:table-cell>
          <table:table-cell table:style-name="ce5" table:formula="of:=HYPERLINK(&quot;https://drive.google.com/drive/folders/17xOOjQ5gLAErpTq4gZmdNl4mtfhpzRPg?usp=sharing&quot;;&quot;Mobile Roaming Photo Booth rental Pasadena HTML&quot;)" office:value-type="string" office:string-value="Mobile Roaming Photo Booth rental Pasadena HTML" calcext:value-type="string">
            <text:p>Mobile Roaming Photo Booth rental Pasadena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Mobile Roaming Photo Booth rental Pasadena.html</text:p>
          </table:table-cell>
          <table:table-cell/>
          <table:table-cell table:style-name="ce4" office:value-type="string" calcext:value-type="string">
            <text:p><text:a xlink:href="https://drive.google.com/file/d/1wvJa8P2E8lXN-ciCi4iByXyanD9-aEpe/view?usp=sharing" xlink:type="simple">https://drive.google.com/file/d/1wvJa8P2E8lXN-ciCi4iByXyanD9-aEpe/view?usp=sharing</text:a></text:p>
          </table:table-cell>
          <table:table-cell table:style-name="ce5" table:formula="of:=HYPERLINK(&quot;https://drive.google.com/file/d/1wvJa8P2E8lXN-ciCi4iByXyanD9-aEpe/view?usp=sharing&quot;;&quot;Mobile Roaming Photo Booth rental Pasadena.html&quot;)" office:value-type="string" office:string-value="Mobile Roaming Photo Booth rental Pasadena.html" calcext:value-type="string">
            <text:p>Mobile Roaming Photo Booth rental Pasadena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Mobile Roaming Photo Booth rental Pasadena MSFT</text:p>
          </table:table-cell>
          <table:table-cell/>
          <table:table-cell table:style-name="ce4" office:value-type="string" calcext:value-type="string">
            <text:p><text:a xlink:href="https://drive.google.com/drive/folders/1Iw821vQ8C5pdY68gfs3y3O_91IKek8I_?usp=sharing" xlink:type="simple">https://drive.google.com/drive/folders/1Iw821vQ8C5pdY68gfs3y3O_91IKek8I_?usp=sharing</text:a></text:p>
          </table:table-cell>
          <table:table-cell table:style-name="ce5" table:formula="of:=HYPERLINK(&quot;https://drive.google.com/drive/folders/1Iw821vQ8C5pdY68gfs3y3O_91IKek8I_?usp=sharing&quot;;&quot;Mobile Roaming Photo Booth rental Pasadena MSFT&quot;)" office:value-type="string" office:string-value="Mobile Roaming Photo Booth rental Pasadena MSFT" calcext:value-type="string">
            <text:p>Mobile Roaming Photo Booth rental Pasadena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Hire a roaming photo booth Hollywood</text:p>
          </table:table-cell>
          <table:table-cell/>
          <table:table-cell table:style-name="ce4" office:value-type="string" calcext:value-type="string">
            <text:p><text:a xlink:href="https://docs.google.com/document/d/17wZ9Oq9KFTgGbs2BYdrrEcevbkMn-xiSGE_6PZkakOs/edit?usp=sharing" xlink:type="simple">https://docs.google.com/document/d/17wZ9Oq9KFTgGbs2BYdrrEcevbkMn-xiSGE_6PZkakOs/edit?usp=sharing</text:a></text:p>
          </table:table-cell>
          <table:table-cell table:style-name="ce5" table:formula="of:=HYPERLINK(&quot;https://docs.google.com/document/d/17wZ9Oq9KFTgGbs2BYdrrEcevbkMn-xiSGE_6PZkakOs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Hire a roaming photo booth Hollywood pub</text:p>
          </table:table-cell>
          <table:table-cell/>
          <table:table-cell table:style-name="ce4" office:value-type="string" calcext:value-type="string">
            <text:p><text:a xlink:href="https://docs.google.com/document/d/17wZ9Oq9KFTgGbs2BYdrrEcevbkMn-xiSGE_6PZkakOs/pub" xlink:type="simple">https://docs.google.com/document/d/17wZ9Oq9KFTgGbs2BYdrrEcevbkMn-xiSGE_6PZkakOs/pub</text:a></text:p>
          </table:table-cell>
          <table:table-cell table:style-name="ce5" table:formula="of:=HYPERLINK(&quot;https://docs.google.com/document/d/17wZ9Oq9KFTgGbs2BYdrrEcevbkMn-xiSGE_6PZkakOs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Hire a roaming photo booth Hollywood view</text:p>
          </table:table-cell>
          <table:table-cell/>
          <table:table-cell table:style-name="ce4" office:value-type="string" calcext:value-type="string">
            <text:p><text:a xlink:href="https://docs.google.com/document/d/17wZ9Oq9KFTgGbs2BYdrrEcevbkMn-xiSGE_6PZkakOs/view" xlink:type="simple">https://docs.google.com/document/d/17wZ9Oq9KFTgGbs2BYdrrEcevbkMn-xiSGE_6PZkakOs/view</text:a></text:p>
          </table:table-cell>
          <table:table-cell table:style-name="ce5" table:formula="of:=HYPERLINK(&quot;https://docs.google.com/document/d/17wZ9Oq9KFTgGbs2BYdrrEcevbkMn-xiSGE_6PZkakOs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Fully Mobile Roaming Photo Booth Rental Hollywood</text:p>
          </table:table-cell>
          <table:table-cell/>
          <table:table-cell table:style-name="ce4" office:value-type="string" calcext:value-type="string">
            <text:p><text:a xlink:href="https://docs.google.com/document/d/1v6RJLvZiFHqHYDH02-Mtqc95FR6ekvJPwuQruwpUeFY/edit?usp=sharing" xlink:type="simple">https://docs.google.com/document/d/1v6RJLvZiFHqHYDH02-Mtqc95FR6ekvJPwuQruwpUeFY/edit?usp=sharing</text:a></text:p>
          </table:table-cell>
          <table:table-cell table:style-name="ce5" table:formula="of:=HYPERLINK(&quot;https://docs.google.com/document/d/1v6RJLvZiFHqHYDH02-Mtqc95FR6ekvJPwuQruwpUeFY/edit?usp=sharing&quot;;&quot;Fully Mobile Roaming Photo Booth Rental Hollywood&quot;)" office:value-type="string" office:string-value="Fully Mobile Roaming Photo Booth Rental Hollywood" calcext:value-type="string">
            <text:p>Fully Mobile 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Fully Mobile Roaming Photo Booth Rental Hollywood pub</text:p>
          </table:table-cell>
          <table:table-cell/>
          <table:table-cell table:style-name="ce4" office:value-type="string" calcext:value-type="string">
            <text:p><text:a xlink:href="https://docs.google.com/document/d/1v6RJLvZiFHqHYDH02-Mtqc95FR6ekvJPwuQruwpUeFY/pub" xlink:type="simple">https://docs.google.com/document/d/1v6RJLvZiFHqHYDH02-Mtqc95FR6ekvJPwuQruwpUeFY/pub</text:a></text:p>
          </table:table-cell>
          <table:table-cell table:style-name="ce5" table:formula="of:=HYPERLINK(&quot;https://docs.google.com/document/d/1v6RJLvZiFHqHYDH02-Mtqc95FR6ekvJPwuQruwpUeFY/edit?usp=sharing&quot;;&quot;Fully Mobile Roaming Photo Booth Rental Hollywood&quot;)" office:value-type="string" office:string-value="Fully Mobile Roaming Photo Booth Rental Hollywood" calcext:value-type="string">
            <text:p>Fully Mobile 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Fully Mobile Roaming Photo Booth Rental Hollywood view</text:p>
          </table:table-cell>
          <table:table-cell/>
          <table:table-cell table:style-name="ce4" office:value-type="string" calcext:value-type="string">
            <text:p><text:a xlink:href="https://docs.google.com/document/d/1v6RJLvZiFHqHYDH02-Mtqc95FR6ekvJPwuQruwpUeFY/view" xlink:type="simple">https://docs.google.com/document/d/1v6RJLvZiFHqHYDH02-Mtqc95FR6ekvJPwuQruwpUeFY/view</text:a></text:p>
          </table:table-cell>
          <table:table-cell table:style-name="ce5" table:formula="of:=HYPERLINK(&quot;https://docs.google.com/document/d/1v6RJLvZiFHqHYDH02-Mtqc95FR6ekvJPwuQruwpUeFY/edit?usp=sharing&quot;;&quot;Fully Mobile Roaming Photo Booth Rental Hollywood&quot;)" office:value-type="string" office:string-value="Fully Mobile Roaming Photo Booth Rental Hollywood" calcext:value-type="string">
            <text:p>Fully Mobile 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Hire a roaming photo booth Hollywood</text:p>
          </table:table-cell>
          <table:table-cell/>
          <table:table-cell table:style-name="ce4" office:value-type="string" calcext:value-type="string">
            <text:p><text:a xlink:href="https://docs.google.com/document/d/1x9yepMaDCENarzAY_Wx_bcVKd4ePjj6KgZ4uBGeuIg4/edit?usp=sharing" xlink:type="simple">https://docs.google.com/document/d/1x9yepMaDCENarzAY_Wx_bcVKd4ePjj6KgZ4uBGeuIg4/edit?usp=sharing</text:a></text:p>
          </table:table-cell>
          <table:table-cell table:style-name="ce5" table:formula="of:=HYPERLINK(&quot;https://docs.google.com/document/d/1x9yepMaDCENarzAY_Wx_bcVKd4ePjj6KgZ4uBGeuIg4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Hire a roaming photo booth Hollywood pub</text:p>
          </table:table-cell>
          <table:table-cell/>
          <table:table-cell table:style-name="ce4" office:value-type="string" calcext:value-type="string">
            <text:p><text:a xlink:href="https://docs.google.com/document/d/1x9yepMaDCENarzAY_Wx_bcVKd4ePjj6KgZ4uBGeuIg4/pub" xlink:type="simple">https://docs.google.com/document/d/1x9yepMaDCENarzAY_Wx_bcVKd4ePjj6KgZ4uBGeuIg4/pub</text:a></text:p>
          </table:table-cell>
          <table:table-cell table:style-name="ce5" table:formula="of:=HYPERLINK(&quot;https://docs.google.com/document/d/1x9yepMaDCENarzAY_Wx_bcVKd4ePjj6KgZ4uBGeuIg4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Hire a roaming photo booth Hollywood view</text:p>
          </table:table-cell>
          <table:table-cell/>
          <table:table-cell table:style-name="ce4" office:value-type="string" calcext:value-type="string">
            <text:p><text:a xlink:href="https://docs.google.com/document/d/1x9yepMaDCENarzAY_Wx_bcVKd4ePjj6KgZ4uBGeuIg4/view" xlink:type="simple">https://docs.google.com/document/d/1x9yepMaDCENarzAY_Wx_bcVKd4ePjj6KgZ4uBGeuIg4/view</text:a></text:p>
          </table:table-cell>
          <table:table-cell table:style-name="ce5" table:formula="of:=HYPERLINK(&quot;https://docs.google.com/document/d/1x9yepMaDCENarzAY_Wx_bcVKd4ePjj6KgZ4uBGeuIg4/edit?usp=sharing&quot;;&quot;Hire a roaming photo booth Hollywood&quot;)" office:value-type="string" office:string-value="Hire a roaming photo booth Hollywood" calcext:value-type="string">
            <text:p>Hire a roaming photo booth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s rental Hollywood</text:p>
          </table:table-cell>
          <table:table-cell/>
          <table:table-cell table:style-name="ce4" office:value-type="string" calcext:value-type="string">
            <text:p><text:a xlink:href="https://docs.google.com/document/d/1rI6b2bktbpmfjytTAYwAXhn8IiGpBnDjqTkHoUVtx0A/edit?usp=sharing" xlink:type="simple">https://docs.google.com/document/d/1rI6b2bktbpmfjytTAYwAXhn8IiGpBnDjqTkHoUVtx0A/edit?usp=sharing</text:a></text:p>
          </table:table-cell>
          <table:table-cell table:style-name="ce5" table:formula="of:=HYPERLINK(&quot;https://docs.google.com/document/d/1rI6b2bktbpmfjytTAYwAXhn8IiGpBnDjqTkHoUVtx0A/edit?usp=sharing&quot;;&quot;Roaming Photo Booths rental Hollywood&quot;)" office:value-type="string" office:string-value="Roaming Photo Booths rental Hollywood" calcext:value-type="string">
            <text:p>Roaming Photo Booths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s rental Hollywood pub</text:p>
          </table:table-cell>
          <table:table-cell/>
          <table:table-cell table:style-name="ce4" office:value-type="string" calcext:value-type="string">
            <text:p><text:a xlink:href="https://docs.google.com/document/d/1rI6b2bktbpmfjytTAYwAXhn8IiGpBnDjqTkHoUVtx0A/pub" xlink:type="simple">https://docs.google.com/document/d/1rI6b2bktbpmfjytTAYwAXhn8IiGpBnDjqTkHoUVtx0A/pub</text:a></text:p>
          </table:table-cell>
          <table:table-cell table:style-name="ce5" table:formula="of:=HYPERLINK(&quot;https://docs.google.com/document/d/1rI6b2bktbpmfjytTAYwAXhn8IiGpBnDjqTkHoUVtx0A/edit?usp=sharing&quot;;&quot;Roaming Photo Booths rental Hollywood&quot;)" office:value-type="string" office:string-value="Roaming Photo Booths rental Hollywood" calcext:value-type="string">
            <text:p>Roaming Photo Booths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s rental Hollywood view</text:p>
          </table:table-cell>
          <table:table-cell/>
          <table:table-cell table:style-name="ce4" office:value-type="string" calcext:value-type="string">
            <text:p><text:a xlink:href="https://docs.google.com/document/d/1rI6b2bktbpmfjytTAYwAXhn8IiGpBnDjqTkHoUVtx0A/view" xlink:type="simple">https://docs.google.com/document/d/1rI6b2bktbpmfjytTAYwAXhn8IiGpBnDjqTkHoUVtx0A/view</text:a></text:p>
          </table:table-cell>
          <table:table-cell table:style-name="ce5" table:formula="of:=HYPERLINK(&quot;https://docs.google.com/document/d/1rI6b2bktbpmfjytTAYwAXhn8IiGpBnDjqTkHoUVtx0A/edit?usp=sharing&quot;;&quot;Roaming Photo Booths rental Hollywood&quot;)" office:value-type="string" office:string-value="Roaming Photo Booths rental Hollywood" calcext:value-type="string">
            <text:p>Roaming Photo Booths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Hollywood</text:p>
          </table:table-cell>
          <table:table-cell/>
          <table:table-cell table:style-name="ce4" office:value-type="string" calcext:value-type="string">
            <text:p><text:a xlink:href="https://docs.google.com/document/d/1xFb4dIZReQWUBj2d0duF46-Iu7czb_EBuJiu9Xi7lrY/edit?usp=sharing" xlink:type="simple">https://docs.google.com/document/d/1xFb4dIZReQWUBj2d0duF46-Iu7czb_EBuJiu9Xi7lrY/edit?usp=sharing</text:a></text:p>
          </table:table-cell>
          <table:table-cell table:style-name="ce5" table:formula="of:=HYPERLINK(&quot;https://docs.google.com/document/d/1xFb4dIZReQWUBj2d0duF46-Iu7czb_EBuJiu9Xi7lrY/edit?usp=sharing&quot;;&quot;Roaming Photo Booth Rental Hollywood&quot;)" office:value-type="string" office:string-value="Roaming Photo Booth Rental Hollywood" calcext:value-type="string">
            <text:p>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Hollywood pub</text:p>
          </table:table-cell>
          <table:table-cell/>
          <table:table-cell table:style-name="ce4" office:value-type="string" calcext:value-type="string">
            <text:p><text:a xlink:href="https://docs.google.com/document/d/1xFb4dIZReQWUBj2d0duF46-Iu7czb_EBuJiu9Xi7lrY/pub" xlink:type="simple">https://docs.google.com/document/d/1xFb4dIZReQWUBj2d0duF46-Iu7czb_EBuJiu9Xi7lrY/pub</text:a></text:p>
          </table:table-cell>
          <table:table-cell table:style-name="ce5" table:formula="of:=HYPERLINK(&quot;https://docs.google.com/document/d/1xFb4dIZReQWUBj2d0duF46-Iu7czb_EBuJiu9Xi7lrY/edit?usp=sharing&quot;;&quot;Roaming Photo Booth Rental Hollywood&quot;)" office:value-type="string" office:string-value="Roaming Photo Booth Rental Hollywood" calcext:value-type="string">
            <text:p>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Hollywood view</text:p>
          </table:table-cell>
          <table:table-cell/>
          <table:table-cell table:style-name="ce4" office:value-type="string" calcext:value-type="string">
            <text:p><text:a xlink:href="https://docs.google.com/document/d/1xFb4dIZReQWUBj2d0duF46-Iu7czb_EBuJiu9Xi7lrY/view" xlink:type="simple">https://docs.google.com/document/d/1xFb4dIZReQWUBj2d0duF46-Iu7czb_EBuJiu9Xi7lrY/view</text:a></text:p>
          </table:table-cell>
          <table:table-cell table:style-name="ce5" table:formula="of:=HYPERLINK(&quot;https://docs.google.com/document/d/1xFb4dIZReQWUBj2d0duF46-Iu7czb_EBuJiu9Xi7lrY/edit?usp=sharing&quot;;&quot;Roaming Photo Booth Rental Hollywood&quot;)" office:value-type="string" office:string-value="Roaming Photo Booth Rental Hollywood" calcext:value-type="string">
            <text:p>Roaming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ing Light Photo Booth Rental Hollywood</text:p>
          </table:table-cell>
          <table:table-cell/>
          <table:table-cell table:style-name="ce4" office:value-type="string" calcext:value-type="string">
            <text:p><text:a xlink:href="https://docs.google.com/document/d/1LZQsd2-CBmliJrjtjzovBU2_oULBbBqY7sGmPGx7uMM/edit?usp=sharing" xlink:type="simple">https://docs.google.com/document/d/1LZQsd2-CBmliJrjtjzovBU2_oULBbBqY7sGmPGx7uMM/edit?usp=sharing</text:a></text:p>
          </table:table-cell>
          <table:table-cell table:style-name="ce5" table:formula="of:=HYPERLINK(&quot;https://docs.google.com/document/d/1LZQsd2-CBmliJrjtjzovBU2_oULBbBqY7sGmPGx7uMM/edit?usp=sharing&quot;;&quot;Ring Light Photo Booth Rental Hollywood&quot;)" office:value-type="string" office:string-value="Ring Light Photo Booth Rental Hollywood" calcext:value-type="string">
            <text:p>Ring Light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ing Light Photo Booth Rental Hollywood pub</text:p>
          </table:table-cell>
          <table:table-cell/>
          <table:table-cell table:style-name="ce4" office:value-type="string" calcext:value-type="string">
            <text:p><text:a xlink:href="https://docs.google.com/document/d/1LZQsd2-CBmliJrjtjzovBU2_oULBbBqY7sGmPGx7uMM/pub" xlink:type="simple">https://docs.google.com/document/d/1LZQsd2-CBmliJrjtjzovBU2_oULBbBqY7sGmPGx7uMM/pub</text:a></text:p>
          </table:table-cell>
          <table:table-cell table:style-name="ce5" table:formula="of:=HYPERLINK(&quot;https://docs.google.com/document/d/1LZQsd2-CBmliJrjtjzovBU2_oULBbBqY7sGmPGx7uMM/edit?usp=sharing&quot;;&quot;Ring Light Photo Booth Rental Hollywood&quot;)" office:value-type="string" office:string-value="Ring Light Photo Booth Rental Hollywood" calcext:value-type="string">
            <text:p>Ring Light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ing Light Photo Booth Rental Hollywood view</text:p>
          </table:table-cell>
          <table:table-cell/>
          <table:table-cell table:style-name="ce4" office:value-type="string" calcext:value-type="string">
            <text:p><text:a xlink:href="https://docs.google.com/document/d/1LZQsd2-CBmliJrjtjzovBU2_oULBbBqY7sGmPGx7uMM/view" xlink:type="simple">https://docs.google.com/document/d/1LZQsd2-CBmliJrjtjzovBU2_oULBbBqY7sGmPGx7uMM/view</text:a></text:p>
          </table:table-cell>
          <table:table-cell table:style-name="ce5" table:formula="of:=HYPERLINK(&quot;https://docs.google.com/document/d/1LZQsd2-CBmliJrjtjzovBU2_oULBbBqY7sGmPGx7uMM/edit?usp=sharing&quot;;&quot;Ring Light Photo Booth Rental Hollywood&quot;)" office:value-type="string" office:string-value="Ring Light Photo Booth Rental Hollywood" calcext:value-type="string">
            <text:p>Ring Light Photo Booth Rental Hollywoo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docs.google.com/document/d/15iDB6DctGR4PQvGhuOuYdSTMIa-M6WlcEoeEBpdtCZM/edit?usp=sharing" xlink:type="simple">https://docs.google.com/document/d/15iDB6DctGR4PQvGhuOuYdSTMIa-M6WlcEoeEBpdtCZM/edit?usp=sharing</text:a></text:p>
          </table:table-cell>
          <table:table-cell table:style-name="ce5" table:formula="of:=HYPERLINK(&quot;https://docs.google.com/document/d/15iDB6DctGR4PQvGhuOuYdSTMIa-M6WlcEoeEBpdtCZM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Mobile Roaming Photo Booth rental Pasadena pub</text:p>
          </table:table-cell>
          <table:table-cell/>
          <table:table-cell table:style-name="ce4" office:value-type="string" calcext:value-type="string">
            <text:p><text:a xlink:href="https://docs.google.com/document/d/15iDB6DctGR4PQvGhuOuYdSTMIa-M6WlcEoeEBpdtCZM/pub" xlink:type="simple">https://docs.google.com/document/d/15iDB6DctGR4PQvGhuOuYdSTMIa-M6WlcEoeEBpdtCZM/pub</text:a></text:p>
          </table:table-cell>
          <table:table-cell table:style-name="ce5" table:formula="of:=HYPERLINK(&quot;https://docs.google.com/document/d/15iDB6DctGR4PQvGhuOuYdSTMIa-M6WlcEoeEBpdtCZM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Mobile Roaming Photo Booth rental Pasadena view</text:p>
          </table:table-cell>
          <table:table-cell/>
          <table:table-cell table:style-name="ce4" office:value-type="string" calcext:value-type="string">
            <text:p><text:a xlink:href="https://docs.google.com/document/d/15iDB6DctGR4PQvGhuOuYdSTMIa-M6WlcEoeEBpdtCZM/view" xlink:type="simple">https://docs.google.com/document/d/15iDB6DctGR4PQvGhuOuYdSTMIa-M6WlcEoeEBpdtCZM/view</text:a></text:p>
          </table:table-cell>
          <table:table-cell table:style-name="ce5" table:formula="of:=HYPERLINK(&quot;https://docs.google.com/document/d/15iDB6DctGR4PQvGhuOuYdSTMIa-M6WlcEoeEBpdtCZM/edit?usp=sharing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s rental Pasadena</text:p>
          </table:table-cell>
          <table:table-cell/>
          <table:table-cell table:style-name="ce4" office:value-type="string" calcext:value-type="string">
            <text:p><text:a xlink:href="https://docs.google.com/document/d/1IygqXojGmKt3r-DYxeoetPzRv3MNCwOGTVNhSYzFBc8/edit?usp=sharing" xlink:type="simple">https://docs.google.com/document/d/1IygqXojGmKt3r-DYxeoetPzRv3MNCwOGTVNhSYzFBc8/edit?usp=sharing</text:a></text:p>
          </table:table-cell>
          <table:table-cell table:style-name="ce5" table:formula="of:=HYPERLINK(&quot;https://docs.google.com/document/d/1IygqXojGmKt3r-DYxeoetPzRv3MNCwOGTVNhSYzFBc8/edit?usp=sharing&quot;;&quot;Roaming Photo Booths rental Pasadena&quot;)" office:value-type="string" office:string-value="Roaming Photo Booths rental Pasadena" calcext:value-type="string">
            <text:p>Roaming Photo Booths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s rental Pasadena pub</text:p>
          </table:table-cell>
          <table:table-cell/>
          <table:table-cell table:style-name="ce4" office:value-type="string" calcext:value-type="string">
            <text:p><text:a xlink:href="https://docs.google.com/document/d/1IygqXojGmKt3r-DYxeoetPzRv3MNCwOGTVNhSYzFBc8/pub" xlink:type="simple">https://docs.google.com/document/d/1IygqXojGmKt3r-DYxeoetPzRv3MNCwOGTVNhSYzFBc8/pub</text:a></text:p>
          </table:table-cell>
          <table:table-cell table:style-name="ce5" table:formula="of:=HYPERLINK(&quot;https://docs.google.com/document/d/1IygqXojGmKt3r-DYxeoetPzRv3MNCwOGTVNhSYzFBc8/edit?usp=sharing&quot;;&quot;Roaming Photo Booths rental Pasadena&quot;)" office:value-type="string" office:string-value="Roaming Photo Booths rental Pasadena" calcext:value-type="string">
            <text:p>Roaming Photo Booths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s rental Pasadena view</text:p>
          </table:table-cell>
          <table:table-cell/>
          <table:table-cell table:style-name="ce4" office:value-type="string" calcext:value-type="string">
            <text:p><text:a xlink:href="https://docs.google.com/document/d/1IygqXojGmKt3r-DYxeoetPzRv3MNCwOGTVNhSYzFBc8/view" xlink:type="simple">https://docs.google.com/document/d/1IygqXojGmKt3r-DYxeoetPzRv3MNCwOGTVNhSYzFBc8/view</text:a></text:p>
          </table:table-cell>
          <table:table-cell table:style-name="ce5" table:formula="of:=HYPERLINK(&quot;https://docs.google.com/document/d/1IygqXojGmKt3r-DYxeoetPzRv3MNCwOGTVNhSYzFBc8/edit?usp=sharing&quot;;&quot;Roaming Photo Booths rental Pasadena&quot;)" office:value-type="string" office:string-value="Roaming Photo Booths rental Pasadena" calcext:value-type="string">
            <text:p>Roaming Photo Booths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for Rental Pasadena</text:p>
          </table:table-cell>
          <table:table-cell/>
          <table:table-cell table:style-name="ce4" office:value-type="string" calcext:value-type="string">
            <text:p><text:a xlink:href="https://docs.google.com/document/d/1vvIjjvX3O26k_IiX9GBSwCtH8vfnt5pPiGKsrUE-3Fk/edit?usp=sharing" xlink:type="simple">https://docs.google.com/document/d/1vvIjjvX3O26k_IiX9GBSwCtH8vfnt5pPiGKsrUE-3Fk/edit?usp=sharing</text:a></text:p>
          </table:table-cell>
          <table:table-cell table:style-name="ce5" table:formula="of:=HYPERLINK(&quot;https://docs.google.com/document/d/1vvIjjvX3O26k_IiX9GBSwCtH8vfnt5pPiGKsrUE-3Fk/edit?usp=sharing&quot;;&quot;Roaming Photo Booth for Rental Pasadena&quot;)" office:value-type="string" office:string-value="Roaming Photo Booth for Rental Pasadena" calcext:value-type="string">
            <text:p>Roaming Photo Booth for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for Rental Pasadena pub</text:p>
          </table:table-cell>
          <table:table-cell/>
          <table:table-cell table:style-name="ce4" office:value-type="string" calcext:value-type="string">
            <text:p><text:a xlink:href="https://docs.google.com/document/d/1vvIjjvX3O26k_IiX9GBSwCtH8vfnt5pPiGKsrUE-3Fk/pub" xlink:type="simple">https://docs.google.com/document/d/1vvIjjvX3O26k_IiX9GBSwCtH8vfnt5pPiGKsrUE-3Fk/pub</text:a></text:p>
          </table:table-cell>
          <table:table-cell table:style-name="ce5" table:formula="of:=HYPERLINK(&quot;https://docs.google.com/document/d/1vvIjjvX3O26k_IiX9GBSwCtH8vfnt5pPiGKsrUE-3Fk/edit?usp=sharing&quot;;&quot;Roaming Photo Booth for Rental Pasadena&quot;)" office:value-type="string" office:string-value="Roaming Photo Booth for Rental Pasadena" calcext:value-type="string">
            <text:p>Roaming Photo Booth for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for Rental Pasadena view</text:p>
          </table:table-cell>
          <table:table-cell/>
          <table:table-cell table:style-name="ce4" office:value-type="string" calcext:value-type="string">
            <text:p><text:a xlink:href="https://docs.google.com/document/d/1vvIjjvX3O26k_IiX9GBSwCtH8vfnt5pPiGKsrUE-3Fk/view" xlink:type="simple">https://docs.google.com/document/d/1vvIjjvX3O26k_IiX9GBSwCtH8vfnt5pPiGKsrUE-3Fk/view</text:a></text:p>
          </table:table-cell>
          <table:table-cell table:style-name="ce5" table:formula="of:=HYPERLINK(&quot;https://docs.google.com/document/d/1vvIjjvX3O26k_IiX9GBSwCtH8vfnt5pPiGKsrUE-3Fk/edit?usp=sharing&quot;;&quot;Roaming Photo Booth for Rental Pasadena&quot;)" office:value-type="string" office:string-value="Roaming Photo Booth for Rental Pasadena" calcext:value-type="string">
            <text:p>Roaming Photo Booth for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strolling photo booth PHOTO ACTIVATIONS Pasadena</text:p>
          </table:table-cell>
          <table:table-cell/>
          <table:table-cell table:style-name="ce4" office:value-type="string" calcext:value-type="string">
            <text:p><text:a xlink:href="https://docs.google.com/document/d/1RXNXsbANkdAOpz6g4EApLgUawIS7X6DjW2oSF2O_t1I/edit?usp=sharing" xlink:type="simple">https://docs.google.com/document/d/1RXNXsbANkdAOpz6g4EApLgUawIS7X6DjW2oSF2O_t1I/edit?usp=sharing</text:a></text:p>
          </table:table-cell>
          <table:table-cell table:style-name="ce5" table:formula="of:=HYPERLINK(&quot;https://docs.google.com/document/d/1RXNXsbANkdAOpz6g4EApLgUawIS7X6DjW2oSF2O_t1I/edit?usp=sharing&quot;;&quot;Roaming strolling photo booth PHOTO ACTIVATIONS Pasadena&quot;)" office:value-type="string" office:string-value="Roaming strolling photo booth PHOTO ACTIVATIONS Pasadena" calcext:value-type="string">
            <text:p>Roaming strolling photo booth PHOTO ACTIVATION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strolling photo booth PHOTO ACTIVATIONS Pasadena pub</text:p>
          </table:table-cell>
          <table:table-cell/>
          <table:table-cell table:style-name="ce4" office:value-type="string" calcext:value-type="string">
            <text:p><text:a xlink:href="https://docs.google.com/document/d/1RXNXsbANkdAOpz6g4EApLgUawIS7X6DjW2oSF2O_t1I/pub" xlink:type="simple">https://docs.google.com/document/d/1RXNXsbANkdAOpz6g4EApLgUawIS7X6DjW2oSF2O_t1I/pub</text:a></text:p>
          </table:table-cell>
          <table:table-cell table:style-name="ce5" table:formula="of:=HYPERLINK(&quot;https://docs.google.com/document/d/1RXNXsbANkdAOpz6g4EApLgUawIS7X6DjW2oSF2O_t1I/edit?usp=sharing&quot;;&quot;Roaming strolling photo booth PHOTO ACTIVATIONS Pasadena&quot;)" office:value-type="string" office:string-value="Roaming strolling photo booth PHOTO ACTIVATIONS Pasadena" calcext:value-type="string">
            <text:p>Roaming strolling photo booth PHOTO ACTIVATION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strolling photo booth PHOTO ACTIVATIONS Pasadena view</text:p>
          </table:table-cell>
          <table:table-cell/>
          <table:table-cell table:style-name="ce4" office:value-type="string" calcext:value-type="string">
            <text:p><text:a xlink:href="https://docs.google.com/document/d/1RXNXsbANkdAOpz6g4EApLgUawIS7X6DjW2oSF2O_t1I/view" xlink:type="simple">https://docs.google.com/document/d/1RXNXsbANkdAOpz6g4EApLgUawIS7X6DjW2oSF2O_t1I/view</text:a></text:p>
          </table:table-cell>
          <table:table-cell table:style-name="ce5" table:formula="of:=HYPERLINK(&quot;https://docs.google.com/document/d/1RXNXsbANkdAOpz6g4EApLgUawIS7X6DjW2oSF2O_t1I/edit?usp=sharing&quot;;&quot;Roaming strolling photo booth PHOTO ACTIVATIONS Pasadena&quot;)" office:value-type="string" office:string-value="Roaming strolling photo booth PHOTO ACTIVATIONS Pasadena" calcext:value-type="string">
            <text:p>Roaming strolling photo booth PHOTO ACTIVATION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Pasadena</text:p>
          </table:table-cell>
          <table:table-cell/>
          <table:table-cell table:style-name="ce4" office:value-type="string" calcext:value-type="string">
            <text:p><text:a xlink:href="https://docs.google.com/document/d/1Ye1EJZ12fZ9IQd8Pyr1wSgD8dRv5wdN3JXPsdRxRlRY/edit?usp=sharing" xlink:type="simple">https://docs.google.com/document/d/1Ye1EJZ12fZ9IQd8Pyr1wSgD8dRv5wdN3JXPsdRxRlRY/edit?usp=sharing</text:a></text:p>
          </table:table-cell>
          <table:table-cell table:style-name="ce5" table:formula="of:=HYPERLINK(&quot;https://docs.google.com/document/d/1Ye1EJZ12fZ9IQd8Pyr1wSgD8dRv5wdN3JXPsdRxRlRY/edit?usp=sharing&quot;;&quot;Roaming Photo Booth Rental Pasadena&quot;)" office:value-type="string" office:string-value="Roaming Photo Booth Rental Pasadena" calcext:value-type="string">
            <text:p>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Pasadena pub</text:p>
          </table:table-cell>
          <table:table-cell/>
          <table:table-cell table:style-name="ce4" office:value-type="string" calcext:value-type="string">
            <text:p><text:a xlink:href="https://docs.google.com/document/d/1Ye1EJZ12fZ9IQd8Pyr1wSgD8dRv5wdN3JXPsdRxRlRY/pub" xlink:type="simple">https://docs.google.com/document/d/1Ye1EJZ12fZ9IQd8Pyr1wSgD8dRv5wdN3JXPsdRxRlRY/pub</text:a></text:p>
          </table:table-cell>
          <table:table-cell table:style-name="ce5" table:formula="of:=HYPERLINK(&quot;https://docs.google.com/document/d/1Ye1EJZ12fZ9IQd8Pyr1wSgD8dRv5wdN3JXPsdRxRlRY/edit?usp=sharing&quot;;&quot;Roaming Photo Booth Rental Pasadena&quot;)" office:value-type="string" office:string-value="Roaming Photo Booth Rental Pasadena" calcext:value-type="string">
            <text:p>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Pasadena view</text:p>
          </table:table-cell>
          <table:table-cell/>
          <table:table-cell table:style-name="ce4" office:value-type="string" calcext:value-type="string">
            <text:p><text:a xlink:href="https://docs.google.com/document/d/1Ye1EJZ12fZ9IQd8Pyr1wSgD8dRv5wdN3JXPsdRxRlRY/view" xlink:type="simple">https://docs.google.com/document/d/1Ye1EJZ12fZ9IQd8Pyr1wSgD8dRv5wdN3JXPsdRxRlRY/view</text:a></text:p>
          </table:table-cell>
          <table:table-cell table:style-name="ce5" table:formula="of:=HYPERLINK(&quot;https://docs.google.com/document/d/1Ye1EJZ12fZ9IQd8Pyr1wSgD8dRv5wdN3JXPsdRxRlRY/edit?usp=sharing&quot;;&quot;Roaming Photo Booth Rental Pasadena&quot;)" office:value-type="string" office:string-value="Roaming Photo Booth Rental Pasadena" calcext:value-type="string">
            <text:p>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ortable Ring Light Photo Booth Pasadena</text:p>
          </table:table-cell>
          <table:table-cell/>
          <table:table-cell table:style-name="ce4" office:value-type="string" calcext:value-type="string">
            <text:p><text:a xlink:href="https://docs.google.com/document/d/1QFkog57uxL4LBcnrAtN_SacO1qH2EPPXgb8hl07dVCE/edit?usp=sharing" xlink:type="simple">https://docs.google.com/document/d/1QFkog57uxL4LBcnrAtN_SacO1qH2EPPXgb8hl07dVCE/edit?usp=sharing</text:a></text:p>
          </table:table-cell>
          <table:table-cell table:style-name="ce5" table:formula="of:=HYPERLINK(&quot;https://docs.google.com/document/d/1QFkog57uxL4LBcnrAtN_SacO1qH2EPPXgb8hl07dVCE/edit?usp=sharing&quot;;&quot;Portable Ring Light Photo Booth Pasadena&quot;)" office:value-type="string" office:string-value="Portable Ring Light Photo Booth Pasadena" calcext:value-type="string">
            <text:p>Portable Ring Light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ortable Ring Light Photo Booth Pasadena pub</text:p>
          </table:table-cell>
          <table:table-cell/>
          <table:table-cell table:style-name="ce4" office:value-type="string" calcext:value-type="string">
            <text:p><text:a xlink:href="https://docs.google.com/document/d/1QFkog57uxL4LBcnrAtN_SacO1qH2EPPXgb8hl07dVCE/pub" xlink:type="simple">https://docs.google.com/document/d/1QFkog57uxL4LBcnrAtN_SacO1qH2EPPXgb8hl07dVCE/pub</text:a></text:p>
          </table:table-cell>
          <table:table-cell table:style-name="ce5" table:formula="of:=HYPERLINK(&quot;https://docs.google.com/document/d/1QFkog57uxL4LBcnrAtN_SacO1qH2EPPXgb8hl07dVCE/edit?usp=sharing&quot;;&quot;Portable Ring Light Photo Booth Pasadena&quot;)" office:value-type="string" office:string-value="Portable Ring Light Photo Booth Pasadena" calcext:value-type="string">
            <text:p>Portable Ring Light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ortable Ring Light Photo Booth Pasadena view</text:p>
          </table:table-cell>
          <table:table-cell/>
          <table:table-cell table:style-name="ce4" office:value-type="string" calcext:value-type="string">
            <text:p><text:a xlink:href="https://docs.google.com/document/d/1QFkog57uxL4LBcnrAtN_SacO1qH2EPPXgb8hl07dVCE/view" xlink:type="simple">https://docs.google.com/document/d/1QFkog57uxL4LBcnrAtN_SacO1qH2EPPXgb8hl07dVCE/view</text:a></text:p>
          </table:table-cell>
          <table:table-cell table:style-name="ce5" table:formula="of:=HYPERLINK(&quot;https://docs.google.com/document/d/1QFkog57uxL4LBcnrAtN_SacO1qH2EPPXgb8hl07dVCE/edit?usp=sharing&quot;;&quot;Portable Ring Light Photo Booth Pasadena&quot;)" office:value-type="string" office:string-value="Portable Ring Light Photo Booth Pasadena" calcext:value-type="string">
            <text:p>Portable Ring Light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asadena</text:p>
          </table:table-cell>
          <table:table-cell/>
          <table:table-cell table:style-name="ce4" office:value-type="string" calcext:value-type="string">
            <text:p><text:a xlink:href="https://docs.google.com/document/d/10FDxfZMhzY55vckE8FcXmKrbnNI7avhDxPHk852AE7w/edit?usp=sharing" xlink:type="simple">https://docs.google.com/document/d/10FDxfZMhzY55vckE8FcXmKrbnNI7avhDxPHk852AE7w/edit?usp=sharing</text:a></text:p>
          </table:table-cell>
          <table:table-cell table:style-name="ce5" table:formula="of:=HYPERLINK(&quot;https://docs.google.com/document/d/10FDxfZMhzY55vckE8FcXmKrbnNI7avhDxPHk852AE7w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asadena pub</text:p>
          </table:table-cell>
          <table:table-cell/>
          <table:table-cell table:style-name="ce4" office:value-type="string" calcext:value-type="string">
            <text:p><text:a xlink:href="https://docs.google.com/document/d/10FDxfZMhzY55vckE8FcXmKrbnNI7avhDxPHk852AE7w/pub" xlink:type="simple">https://docs.google.com/document/d/10FDxfZMhzY55vckE8FcXmKrbnNI7avhDxPHk852AE7w/pub</text:a></text:p>
          </table:table-cell>
          <table:table-cell table:style-name="ce5" table:formula="of:=HYPERLINK(&quot;https://docs.google.com/document/d/10FDxfZMhzY55vckE8FcXmKrbnNI7avhDxPHk852AE7w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asadena view</text:p>
          </table:table-cell>
          <table:table-cell/>
          <table:table-cell table:style-name="ce4" office:value-type="string" calcext:value-type="string">
            <text:p><text:a xlink:href="https://docs.google.com/document/d/10FDxfZMhzY55vckE8FcXmKrbnNI7avhDxPHk852AE7w/view" xlink:type="simple">https://docs.google.com/document/d/10FDxfZMhzY55vckE8FcXmKrbnNI7avhDxPHk852AE7w/view</text:a></text:p>
          </table:table-cell>
          <table:table-cell table:style-name="ce5" table:formula="of:=HYPERLINK(&quot;https://docs.google.com/document/d/10FDxfZMhzY55vckE8FcXmKrbnNI7avhDxPHk852AE7w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Digital Photo Booth Pasadena</text:p>
          </table:table-cell>
          <table:table-cell/>
          <table:table-cell table:style-name="ce4" office:value-type="string" calcext:value-type="string">
            <text:p><text:a xlink:href="https://docs.google.com/document/d/1EBLYRtUvf20c-hssumTAZ6eRvFAKvBjvASrLqt1e1a0/edit?usp=sharing" xlink:type="simple">https://docs.google.com/document/d/1EBLYRtUvf20c-hssumTAZ6eRvFAKvBjvASrLqt1e1a0/edit?usp=sharing</text:a></text:p>
          </table:table-cell>
          <table:table-cell table:style-name="ce5" table:formula="of:=HYPERLINK(&quot;https://docs.google.com/document/d/1EBLYRtUvf20c-hssumTAZ6eRvFAKvBjvASrLqt1e1a0/edit?usp=sharing&quot;;&quot;Roaming Digital Photo Booth Pasadena&quot;)" office:value-type="string" office:string-value="Roaming Digital Photo Booth Pasadena" calcext:value-type="string">
            <text:p>Roaming Digital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Digital Photo Booth Pasadena pub</text:p>
          </table:table-cell>
          <table:table-cell/>
          <table:table-cell table:style-name="ce4" office:value-type="string" calcext:value-type="string">
            <text:p><text:a xlink:href="https://docs.google.com/document/d/1EBLYRtUvf20c-hssumTAZ6eRvFAKvBjvASrLqt1e1a0/pub" xlink:type="simple">https://docs.google.com/document/d/1EBLYRtUvf20c-hssumTAZ6eRvFAKvBjvASrLqt1e1a0/pub</text:a></text:p>
          </table:table-cell>
          <table:table-cell table:style-name="ce5" table:formula="of:=HYPERLINK(&quot;https://docs.google.com/document/d/1EBLYRtUvf20c-hssumTAZ6eRvFAKvBjvASrLqt1e1a0/edit?usp=sharing&quot;;&quot;Roaming Digital Photo Booth Pasadena&quot;)" office:value-type="string" office:string-value="Roaming Digital Photo Booth Pasadena" calcext:value-type="string">
            <text:p>Roaming Digital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Digital Photo Booth Pasadena view</text:p>
          </table:table-cell>
          <table:table-cell/>
          <table:table-cell table:style-name="ce4" office:value-type="string" calcext:value-type="string">
            <text:p><text:a xlink:href="https://docs.google.com/document/d/1EBLYRtUvf20c-hssumTAZ6eRvFAKvBjvASrLqt1e1a0/view" xlink:type="simple">https://docs.google.com/document/d/1EBLYRtUvf20c-hssumTAZ6eRvFAKvBjvASrLqt1e1a0/view</text:a></text:p>
          </table:table-cell>
          <table:table-cell table:style-name="ce5" table:formula="of:=HYPERLINK(&quot;https://docs.google.com/document/d/1EBLYRtUvf20c-hssumTAZ6eRvFAKvBjvASrLqt1e1a0/edit?usp=sharing&quot;;&quot;Roaming Digital Photo Booth Pasadena&quot;)" office:value-type="string" office:string-value="Roaming Digital Photo Booth Pasadena" calcext:value-type="string">
            <text:p>Roaming Digital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 Pasadena</text:p>
          </table:table-cell>
          <table:table-cell/>
          <table:table-cell table:style-name="ce4" office:value-type="string" calcext:value-type="string">
            <text:p><text:a xlink:href="https://docs.google.com/document/d/1wpmdGJAr261hHqaona3FP6GI0W3jxmrX90v3t3vpf5I/edit?usp=sharing" xlink:type="simple">https://docs.google.com/document/d/1wpmdGJAr261hHqaona3FP6GI0W3jxmrX90v3t3vpf5I/edit?usp=sharing</text:a></text:p>
          </table:table-cell>
          <table:table-cell table:style-name="ce5" table:formula="of:=HYPERLINK(&quot;https://docs.google.com/document/d/1wpmdGJAr261hHqaona3FP6GI0W3jxmrX90v3t3vpf5I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 Pasadena pub</text:p>
          </table:table-cell>
          <table:table-cell/>
          <table:table-cell table:style-name="ce4" office:value-type="string" calcext:value-type="string">
            <text:p><text:a xlink:href="https://docs.google.com/document/d/1wpmdGJAr261hHqaona3FP6GI0W3jxmrX90v3t3vpf5I/pub" xlink:type="simple">https://docs.google.com/document/d/1wpmdGJAr261hHqaona3FP6GI0W3jxmrX90v3t3vpf5I/pub</text:a></text:p>
          </table:table-cell>
          <table:table-cell table:style-name="ce5" table:formula="of:=HYPERLINK(&quot;https://docs.google.com/document/d/1wpmdGJAr261hHqaona3FP6GI0W3jxmrX90v3t3vpf5I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 Pasadena view</text:p>
          </table:table-cell>
          <table:table-cell/>
          <table:table-cell table:style-name="ce4" office:value-type="string" calcext:value-type="string">
            <text:p><text:a xlink:href="https://docs.google.com/document/d/1wpmdGJAr261hHqaona3FP6GI0W3jxmrX90v3t3vpf5I/view" xlink:type="simple">https://docs.google.com/document/d/1wpmdGJAr261hHqaona3FP6GI0W3jxmrX90v3t3vpf5I/view</text:a></text:p>
          </table:table-cell>
          <table:table-cell table:style-name="ce5" table:formula="of:=HYPERLINK(&quot;https://docs.google.com/document/d/1wpmdGJAr261hHqaona3FP6GI0W3jxmrX90v3t3vpf5I/edit?usp=sharing&quot;;&quot;Roaming Photographer Pasadena&quot;)" office:value-type="string" office:string-value="Roaming Photographer Pasadena" calcext:value-type="string">
            <text:p>Roaming Photographer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y Pasadena</text:p>
          </table:table-cell>
          <table:table-cell/>
          <table:table-cell table:style-name="ce4" office:value-type="string" calcext:value-type="string">
            <text:p><text:a xlink:href="https://docs.google.com/document/d/1HecRf5myW-vXcu2wuEY8tfbmH7HAwqMvv1HeSL4zn1s/edit?usp=sharing" xlink:type="simple">https://docs.google.com/document/d/1HecRf5myW-vXcu2wuEY8tfbmH7HAwqMvv1HeSL4zn1s/edit?usp=sharing</text:a></text:p>
          </table:table-cell>
          <table:table-cell table:style-name="ce5" table:formula="of:=HYPERLINK(&quot;https://docs.google.com/document/d/1HecRf5myW-vXcu2wuEY8tfbmH7HAwqMvv1HeSL4zn1s/edit?usp=sharing&quot;;&quot;Roaming Photography Pasadena&quot;)" office:value-type="string" office:string-value="Roaming Photography Pasadena" calcext:value-type="string">
            <text:p>Roaming Photograph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y Pasadena pub</text:p>
          </table:table-cell>
          <table:table-cell/>
          <table:table-cell table:style-name="ce4" office:value-type="string" calcext:value-type="string">
            <text:p><text:a xlink:href="https://docs.google.com/document/d/1HecRf5myW-vXcu2wuEY8tfbmH7HAwqMvv1HeSL4zn1s/pub" xlink:type="simple">https://docs.google.com/document/d/1HecRf5myW-vXcu2wuEY8tfbmH7HAwqMvv1HeSL4zn1s/pub</text:a></text:p>
          </table:table-cell>
          <table:table-cell table:style-name="ce5" table:formula="of:=HYPERLINK(&quot;https://docs.google.com/document/d/1HecRf5myW-vXcu2wuEY8tfbmH7HAwqMvv1HeSL4zn1s/edit?usp=sharing&quot;;&quot;Roaming Photography Pasadena&quot;)" office:value-type="string" office:string-value="Roaming Photography Pasadena" calcext:value-type="string">
            <text:p>Roaming Photograph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y Pasadena view</text:p>
          </table:table-cell>
          <table:table-cell/>
          <table:table-cell table:style-name="ce4" office:value-type="string" calcext:value-type="string">
            <text:p><text:a xlink:href="https://docs.google.com/document/d/1HecRf5myW-vXcu2wuEY8tfbmH7HAwqMvv1HeSL4zn1s/view" xlink:type="simple">https://docs.google.com/document/d/1HecRf5myW-vXcu2wuEY8tfbmH7HAwqMvv1HeSL4zn1s/view</text:a></text:p>
          </table:table-cell>
          <table:table-cell table:style-name="ce5" table:formula="of:=HYPERLINK(&quot;https://docs.google.com/document/d/1HecRf5myW-vXcu2wuEY8tfbmH7HAwqMvv1HeSL4zn1s/edit?usp=sharing&quot;;&quot;Roaming Photography Pasadena&quot;)" office:value-type="string" office:string-value="Roaming Photography Pasadena" calcext:value-type="string">
            <text:p>Roaming Photograph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graphers Pasadena</text:p>
          </table:table-cell>
          <table:table-cell/>
          <table:table-cell table:style-name="ce4" office:value-type="string" calcext:value-type="string">
            <text:p><text:a xlink:href="https://docs.google.com/document/d/1OHjDDhTAVTtduiwqw3p_vj3PewtZenR8Uv5TUA-c_Gc/edit?usp=sharing" xlink:type="simple">https://docs.google.com/document/d/1OHjDDhTAVTtduiwqw3p_vj3PewtZenR8Uv5TUA-c_Gc/edit?usp=sharing</text:a></text:p>
          </table:table-cell>
          <table:table-cell table:style-name="ce5" table:formula="of:=HYPERLINK(&quot;https://docs.google.com/document/d/1OHjDDhTAVTtduiwqw3p_vj3PewtZenR8Uv5TUA-c_Gc/edit?usp=sharing&quot;;&quot;Roaming photographers Pasadena&quot;)" office:value-type="string" office:string-value="Roaming photographers Pasadena" calcext:value-type="string">
            <text:p>Roaming photographer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graphers Pasadena pub</text:p>
          </table:table-cell>
          <table:table-cell/>
          <table:table-cell table:style-name="ce4" office:value-type="string" calcext:value-type="string">
            <text:p><text:a xlink:href="https://docs.google.com/document/d/1OHjDDhTAVTtduiwqw3p_vj3PewtZenR8Uv5TUA-c_Gc/pub" xlink:type="simple">https://docs.google.com/document/d/1OHjDDhTAVTtduiwqw3p_vj3PewtZenR8Uv5TUA-c_Gc/pub</text:a></text:p>
          </table:table-cell>
          <table:table-cell table:style-name="ce5" table:formula="of:=HYPERLINK(&quot;https://docs.google.com/document/d/1OHjDDhTAVTtduiwqw3p_vj3PewtZenR8Uv5TUA-c_Gc/edit?usp=sharing&quot;;&quot;Roaming photographers Pasadena&quot;)" office:value-type="string" office:string-value="Roaming photographers Pasadena" calcext:value-type="string">
            <text:p>Roaming photographer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graphers Pasadena view</text:p>
          </table:table-cell>
          <table:table-cell/>
          <table:table-cell table:style-name="ce4" office:value-type="string" calcext:value-type="string">
            <text:p><text:a xlink:href="https://docs.google.com/document/d/1OHjDDhTAVTtduiwqw3p_vj3PewtZenR8Uv5TUA-c_Gc/view" xlink:type="simple">https://docs.google.com/document/d/1OHjDDhTAVTtduiwqw3p_vj3PewtZenR8Uv5TUA-c_Gc/view</text:a></text:p>
          </table:table-cell>
          <table:table-cell table:style-name="ce5" table:formula="of:=HYPERLINK(&quot;https://docs.google.com/document/d/1OHjDDhTAVTtduiwqw3p_vj3PewtZenR8Uv5TUA-c_Gc/edit?usp=sharing&quot;;&quot;Roaming photographers Pasadena&quot;)" office:value-type="string" office:string-value="Roaming photographers Pasadena" calcext:value-type="string">
            <text:p>Roaming photographers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Ring Photo Booth Pasadena</text:p>
          </table:table-cell>
          <table:table-cell/>
          <table:table-cell table:style-name="ce4" office:value-type="string" calcext:value-type="string">
            <text:p><text:a xlink:href="https://docs.google.com/document/d/1yiK_fNrKZ-WdMhcHTdq889A1-apB8PxSOKFjgabSWtc/edit?usp=sharing" xlink:type="simple">https://docs.google.com/document/d/1yiK_fNrKZ-WdMhcHTdq889A1-apB8PxSOKFjgabSWtc/edit?usp=sharing</text:a></text:p>
          </table:table-cell>
          <table:table-cell table:style-name="ce5" table:formula="of:=HYPERLINK(&quot;https://docs.google.com/document/d/1yiK_fNrKZ-WdMhcHTdq889A1-apB8PxSOKFjgabSWtc/edit?usp=sharing&quot;;&quot;Roaming Ring Photo Booth Pasadena&quot;)" office:value-type="string" office:string-value="Roaming Ring Photo Booth Pasadena" calcext:value-type="string">
            <text:p>Roaming Ring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Ring Photo Booth Pasadena pub</text:p>
          </table:table-cell>
          <table:table-cell/>
          <table:table-cell table:style-name="ce4" office:value-type="string" calcext:value-type="string">
            <text:p><text:a xlink:href="https://docs.google.com/document/d/1yiK_fNrKZ-WdMhcHTdq889A1-apB8PxSOKFjgabSWtc/pub" xlink:type="simple">https://docs.google.com/document/d/1yiK_fNrKZ-WdMhcHTdq889A1-apB8PxSOKFjgabSWtc/pub</text:a></text:p>
          </table:table-cell>
          <table:table-cell table:style-name="ce5" table:formula="of:=HYPERLINK(&quot;https://docs.google.com/document/d/1yiK_fNrKZ-WdMhcHTdq889A1-apB8PxSOKFjgabSWtc/edit?usp=sharing&quot;;&quot;Roaming Ring Photo Booth Pasadena&quot;)" office:value-type="string" office:string-value="Roaming Ring Photo Booth Pasadena" calcext:value-type="string">
            <text:p>Roaming Ring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Ring Photo Booth Pasadena view</text:p>
          </table:table-cell>
          <table:table-cell/>
          <table:table-cell table:style-name="ce4" office:value-type="string" calcext:value-type="string">
            <text:p><text:a xlink:href="https://docs.google.com/document/d/1yiK_fNrKZ-WdMhcHTdq889A1-apB8PxSOKFjgabSWtc/view" xlink:type="simple">https://docs.google.com/document/d/1yiK_fNrKZ-WdMhcHTdq889A1-apB8PxSOKFjgabSWtc/view</text:a></text:p>
          </table:table-cell>
          <table:table-cell table:style-name="ce5" table:formula="of:=HYPERLINK(&quot;https://docs.google.com/document/d/1yiK_fNrKZ-WdMhcHTdq889A1-apB8PxSOKFjgabSWtc/edit?usp=sharing&quot;;&quot;Roaming Ring Photo Booth Pasadena&quot;)" office:value-type="string" office:string-value="Roaming Ring Photo Booth Pasadena" calcext:value-type="string">
            <text:p>Roaming Ring Photo Booth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at corporate party Pasadena</text:p>
          </table:table-cell>
          <table:table-cell/>
          <table:table-cell table:style-name="ce4" office:value-type="string" calcext:value-type="string">
            <text:p><text:a xlink:href="https://docs.google.com/document/d/1C-J_fPi4oX8d6YlNJSY3CVV77GQFxbwSTXKyqIZoqtg/edit?usp=sharing" xlink:type="simple">https://docs.google.com/document/d/1C-J_fPi4oX8d6YlNJSY3CVV77GQFxbwSTXKyqIZoqtg/edit?usp=sharing</text:a></text:p>
          </table:table-cell>
          <table:table-cell table:style-name="ce5" table:formula="of:=HYPERLINK(&quot;https://docs.google.com/document/d/1C-J_fPi4oX8d6YlNJSY3CVV77GQFxbwSTXKyqIZoqtg/edit?usp=sharing&quot;;&quot;Roaming Photo Booth rental at corporate party Pasadena&quot;)" office:value-type="string" office:string-value="Roaming Photo Booth rental at corporate party Pasadena" calcext:value-type="string">
            <text:p>Roaming Photo Booth rental at corporate part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at corporate party Pasadena pub</text:p>
          </table:table-cell>
          <table:table-cell/>
          <table:table-cell table:style-name="ce4" office:value-type="string" calcext:value-type="string">
            <text:p><text:a xlink:href="https://docs.google.com/document/d/1C-J_fPi4oX8d6YlNJSY3CVV77GQFxbwSTXKyqIZoqtg/pub" xlink:type="simple">https://docs.google.com/document/d/1C-J_fPi4oX8d6YlNJSY3CVV77GQFxbwSTXKyqIZoqtg/pub</text:a></text:p>
          </table:table-cell>
          <table:table-cell table:style-name="ce5" table:formula="of:=HYPERLINK(&quot;https://docs.google.com/document/d/1C-J_fPi4oX8d6YlNJSY3CVV77GQFxbwSTXKyqIZoqtg/edit?usp=sharing&quot;;&quot;Roaming Photo Booth rental at corporate party Pasadena&quot;)" office:value-type="string" office:string-value="Roaming Photo Booth rental at corporate party Pasadena" calcext:value-type="string">
            <text:p>Roaming Photo Booth rental at corporate part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at corporate party Pasadena view</text:p>
          </table:table-cell>
          <table:table-cell/>
          <table:table-cell table:style-name="ce4" office:value-type="string" calcext:value-type="string">
            <text:p><text:a xlink:href="https://docs.google.com/document/d/1C-J_fPi4oX8d6YlNJSY3CVV77GQFxbwSTXKyqIZoqtg/view" xlink:type="simple">https://docs.google.com/document/d/1C-J_fPi4oX8d6YlNJSY3CVV77GQFxbwSTXKyqIZoqtg/view</text:a></text:p>
          </table:table-cell>
          <table:table-cell table:style-name="ce5" table:formula="of:=HYPERLINK(&quot;https://docs.google.com/document/d/1C-J_fPi4oX8d6YlNJSY3CVV77GQFxbwSTXKyqIZoqtg/edit?usp=sharing&quot;;&quot;Roaming Photo Booth rental at corporate party Pasadena&quot;)" office:value-type="string" office:string-value="Roaming Photo Booth rental at corporate party Pasadena" calcext:value-type="string">
            <text:p>Roaming Photo Booth rental at corporate party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ON-THE-GO Pasadena</text:p>
          </table:table-cell>
          <table:table-cell/>
          <table:table-cell table:style-name="ce4" office:value-type="string" calcext:value-type="string">
            <text:p><text:a xlink:href="https://docs.google.com/document/d/17RjDy8iYmUGEPD6FrJIIdlFWLdiWQymT1uRPN5yfG2g/edit?usp=sharing" xlink:type="simple">https://docs.google.com/document/d/17RjDy8iYmUGEPD6FrJIIdlFWLdiWQymT1uRPN5yfG2g/edit?usp=sharing</text:a></text:p>
          </table:table-cell>
          <table:table-cell table:style-name="ce5" table:formula="of:=HYPERLINK(&quot;https://docs.google.com/document/d/17RjDy8iYmUGEPD6FrJIIdlFWLdiWQymT1uRPN5yfG2g/edit?usp=sharing&quot;;&quot;PHOTO BOOTH ON-THE-GO Pasadena&quot;)" office:value-type="string" office:string-value="PHOTO BOOTH ON-THE-GO Pasadena" calcext:value-type="string">
            <text:p>PHOTO BOOTH ON-THE-GO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ON-THE-GO Pasadena pub</text:p>
          </table:table-cell>
          <table:table-cell/>
          <table:table-cell table:style-name="ce4" office:value-type="string" calcext:value-type="string">
            <text:p><text:a xlink:href="https://docs.google.com/document/d/17RjDy8iYmUGEPD6FrJIIdlFWLdiWQymT1uRPN5yfG2g/pub" xlink:type="simple">https://docs.google.com/document/d/17RjDy8iYmUGEPD6FrJIIdlFWLdiWQymT1uRPN5yfG2g/pub</text:a></text:p>
          </table:table-cell>
          <table:table-cell table:style-name="ce5" table:formula="of:=HYPERLINK(&quot;https://docs.google.com/document/d/17RjDy8iYmUGEPD6FrJIIdlFWLdiWQymT1uRPN5yfG2g/edit?usp=sharing&quot;;&quot;PHOTO BOOTH ON-THE-GO Pasadena&quot;)" office:value-type="string" office:string-value="PHOTO BOOTH ON-THE-GO Pasadena" calcext:value-type="string">
            <text:p>PHOTO BOOTH ON-THE-GO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ON-THE-GO Pasadena view</text:p>
          </table:table-cell>
          <table:table-cell/>
          <table:table-cell table:style-name="ce4" office:value-type="string" calcext:value-type="string">
            <text:p><text:a xlink:href="https://docs.google.com/document/d/17RjDy8iYmUGEPD6FrJIIdlFWLdiWQymT1uRPN5yfG2g/view" xlink:type="simple">https://docs.google.com/document/d/17RjDy8iYmUGEPD6FrJIIdlFWLdiWQymT1uRPN5yfG2g/view</text:a></text:p>
          </table:table-cell>
          <table:table-cell table:style-name="ce5" table:formula="of:=HYPERLINK(&quot;https://docs.google.com/document/d/17RjDy8iYmUGEPD6FrJIIdlFWLdiWQymT1uRPN5yfG2g/edit?usp=sharing&quot;;&quot;PHOTO BOOTH ON-THE-GO Pasadena&quot;)" office:value-type="string" office:string-value="PHOTO BOOTH ON-THE-GO Pasadena" calcext:value-type="string">
            <text:p>PHOTO BOOTH ON-THE-GO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-booth-rentals-hollywood-/homeeverlyhills/home" xlink:type="simple">https://sites.google.com/view/photo-booth-rentals-hollywood-/homeeverlyhills/home</text:a></text:p>
          </table:table-cell>
          <table:table-cell table:style-name="ce5" table:formula="of:=HYPERLINK(&quot;https://sites.google.com/view/photo-booth-rentals-hollywood-/homeeverlyhil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photoboothrentalslakeforest/home" xlink:type="simple">https://sites.google.com/view/photoboothrentalslakeforest/home</text:a></text:p>
          </table:table-cell>
          <table:table-cell table:style-name="ce5" table:formula="of:=HYPERLINK(&quot;https://sites.google.com/view/photoboothrentalslakeforest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newportbeachphotoboothrentals/home" xlink:type="simple">https://sites.google.com/view/newportbeachphotoboothrentals/home</text:a></text:p>
          </table:table-cell>
          <table:table-cell table:style-name="ce5" table:formula="of:=HYPERLINK(&quot;https://sites.google.com/view/newportbeachphotoboothrentals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videoboothrentallakeforest/video-booth-rental-in-lake-forest" xlink:type="simple">https://sites.google.com/view/360videoboothrentallakeforest/video-booth-rental-in-lake-forest</text:a></text:p>
          </table:table-cell>
          <table:table-cell table:style-name="ce5" table:formula="of:=HYPERLINK(&quot;https://sites.google.com/view/360videoboothrentallakeforest/video-booth-rental-in-lake-forest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Mobile Roaming Photo Booth rental Pasadena</text:p>
          </table:table-cell>
          <table:table-cell/>
          <table:table-cell table:style-name="ce4" office:value-type="string" calcext:value-type="string">
            <text:p><text:a xlink:href="https://sites.google.com/view/360-photo-booth-rental-tustin/home" xlink:type="simple">https://sites.google.com/view/360-photo-booth-rental-tustin/home</text:a></text:p>
          </table:table-cell>
          <table:table-cell table:style-name="ce5" table:formula="of:=HYPERLINK(&quot;https://sites.google.com/view/360-photo-booth-rental-tustin/home&quot;;&quot;Mobile Roaming Photo Booth rental Pasadena&quot;)" office:value-type="string" office:string-value="Mobile Roaming Photo Booth rental Pasadena" calcext:value-type="string">
            <text:p>Mobile Roaming Photo Booth rental Pasaden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_TQ1J2SqS0psuwlyZ2qTBE5WRSZn2cum0tjOY7hOBuE/edit?disco=AAABR1NtjIk&quot;; image(&quot;https://api.qrserver.com/v1/create-qr-code/?size=150x150&amp;data=https://docs.google.com/spreadsheets/d/1_TQ1J2SqS0psuwlyZ2qTBE5WRSZn2cum0tjOY7hOBuE/edit?disco=AAABR1NtjI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_TQ1J2SqS0psuwlyZ2qTBE5WRSZn2cum0tjOY7hOBuE/edit?disco=AAABR1NtjIk" xlink:type="simple">https://docs.google.com/spreadsheets/d/1_TQ1J2SqS0psuwlyZ2qTBE5WRSZn2cum0tjOY7hOBuE/edit?disco=AAABR1NtjIk</text:a></text:p>
          </table:table-cell>
          <table:table-cell table:style-name="ce5" table:formula="of:=HYPERLINK(&quot;https://docs.google.com/spreadsheets/d/1_TQ1J2SqS0psuwlyZ2qTBE5WRSZn2cum0tjOY7hOBuE/edit?disco=AAABR1NtjIk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hzV5iB-V9-Gsqa8hQOxj7BflAre3mXNLi1oDy-IObzM/edit?disco=AAABSW2wqCY&quot;; image(&quot;https://api.qrserver.com/v1/create-qr-code/?size=150x150&amp;data=https://docs.google.com/drawings/d/1hzV5iB-V9-Gsqa8hQOxj7BflAre3mXNLi1oDy-IObzM/edit?disco=AAABSW2wqC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hzV5iB-V9-Gsqa8hQOxj7BflAre3mXNLi1oDy-IObzM/edit?disco=AAABSW2wqCY" xlink:type="simple">https://docs.google.com/drawings/d/1hzV5iB-V9-Gsqa8hQOxj7BflAre3mXNLi1oDy-IObzM/edit?disco=AAABSW2wqCY</text:a></text:p>
          </table:table-cell>
          <table:table-cell table:style-name="ce5" table:formula="of:=HYPERLINK(&quot;https://docs.google.com/drawings/d/1hzV5iB-V9-Gsqa8hQOxj7BflAre3mXNLi1oDy-IObzM/edit?disco=AAABSW2wqCY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7RjDy8iYmUGEPD6FrJIIdlFWLdiWQymT1uRPN5yfG2g/edit?disco=AAABSW1fD8I&quot;; image(&quot;https://api.qrserver.com/v1/create-qr-code/?size=150x150&amp;data=https://docs.google.com/document/d/17RjDy8iYmUGEPD6FrJIIdlFWLdiWQymT1uRPN5yfG2g/edit?disco=AAABSW1fD8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7RjDy8iYmUGEPD6FrJIIdlFWLdiWQymT1uRPN5yfG2g/edit?disco=AAABSW1fD8I" xlink:type="simple">https://docs.google.com/document/d/17RjDy8iYmUGEPD6FrJIIdlFWLdiWQymT1uRPN5yfG2g/edit?disco=AAABSW1fD8I</text:a></text:p>
          </table:table-cell>
          <table:table-cell table:style-name="ce5" table:formula="of:=HYPERLINK(&quot;https://docs.google.com/document/d/17RjDy8iYmUGEPD6FrJIIdlFWLdiWQymT1uRPN5yfG2g/edit?disco=AAABSW1fD8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-J_fPi4oX8d6YlNJSY3CVV77GQFxbwSTXKyqIZoqtg/edit?disco=AAABSW2QIok&quot;; image(&quot;https://api.qrserver.com/v1/create-qr-code/?size=150x150&amp;data=https://docs.google.com/document/d/1C-J_fPi4oX8d6YlNJSY3CVV77GQFxbwSTXKyqIZoqtg/edit?disco=AAABSW2QIo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-J_fPi4oX8d6YlNJSY3CVV77GQFxbwSTXKyqIZoqtg/edit?disco=AAABSW2QIok" xlink:type="simple">https://docs.google.com/document/d/1C-J_fPi4oX8d6YlNJSY3CVV77GQFxbwSTXKyqIZoqtg/edit?disco=AAABSW2QIok</text:a></text:p>
          </table:table-cell>
          <table:table-cell table:style-name="ce5" table:formula="of:=HYPERLINK(&quot;https://docs.google.com/document/d/1C-J_fPi4oX8d6YlNJSY3CVV77GQFxbwSTXKyqIZoqtg/edit?disco=AAABSW2QIo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iK_fNrKZ-WdMhcHTdq889A1-apB8PxSOKFjgabSWtc/edit?disco=AAABR0IyYSA&quot;; image(&quot;https://api.qrserver.com/v1/create-qr-code/?size=150x150&amp;data=https://docs.google.com/document/d/1yiK_fNrKZ-WdMhcHTdq889A1-apB8PxSOKFjgabSWtc/edit?disco=AAABR0IyYS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iK_fNrKZ-WdMhcHTdq889A1-apB8PxSOKFjgabSWtc/edit?disco=AAABR0IyYSA" xlink:type="simple">https://docs.google.com/document/d/1yiK_fNrKZ-WdMhcHTdq889A1-apB8PxSOKFjgabSWtc/edit?disco=AAABR0IyYSA</text:a></text:p>
          </table:table-cell>
          <table:table-cell table:style-name="ce5" table:formula="of:=HYPERLINK(&quot;https://docs.google.com/document/d/1yiK_fNrKZ-WdMhcHTdq889A1-apB8PxSOKFjgabSWtc/edit?disco=AAABR0IyYS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OHjDDhTAVTtduiwqw3p_vj3PewtZenR8Uv5TUA-c_Gc/edit?disco=AAABR0rujjk&quot;; image(&quot;https://api.qrserver.com/v1/create-qr-code/?size=150x150&amp;data=https://docs.google.com/document/d/1OHjDDhTAVTtduiwqw3p_vj3PewtZenR8Uv5TUA-c_Gc/edit?disco=AAABR0rujj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OHjDDhTAVTtduiwqw3p_vj3PewtZenR8Uv5TUA-c_Gc/edit?disco=AAABR0rujjk" xlink:type="simple">https://docs.google.com/document/d/1OHjDDhTAVTtduiwqw3p_vj3PewtZenR8Uv5TUA-c_Gc/edit?disco=AAABR0rujjk</text:a></text:p>
          </table:table-cell>
          <table:table-cell table:style-name="ce5" table:formula="of:=HYPERLINK(&quot;https://docs.google.com/document/d/1OHjDDhTAVTtduiwqw3p_vj3PewtZenR8Uv5TUA-c_Gc/edit?disco=AAABR0rujj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ecRf5myW-vXcu2wuEY8tfbmH7HAwqMvv1HeSL4zn1s/edit?disco=AAABRyWdqzA&quot;; image(&quot;https://api.qrserver.com/v1/create-qr-code/?size=150x150&amp;data=https://docs.google.com/document/d/1HecRf5myW-vXcu2wuEY8tfbmH7HAwqMvv1HeSL4zn1s/edit?disco=AAABRyWdqz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ecRf5myW-vXcu2wuEY8tfbmH7HAwqMvv1HeSL4zn1s/edit?disco=AAABRyWdqzA" xlink:type="simple">https://docs.google.com/document/d/1HecRf5myW-vXcu2wuEY8tfbmH7HAwqMvv1HeSL4zn1s/edit?disco=AAABRyWdqzA</text:a></text:p>
          </table:table-cell>
          <table:table-cell table:style-name="ce5" table:formula="of:=HYPERLINK(&quot;https://docs.google.com/document/d/1HecRf5myW-vXcu2wuEY8tfbmH7HAwqMvv1HeSL4zn1s/edit?disco=AAABRyWdqz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pmdGJAr261hHqaona3FP6GI0W3jxmrX90v3t3vpf5I/edit?disco=AAABSPt7liI&quot;; image(&quot;https://api.qrserver.com/v1/create-qr-code/?size=150x150&amp;data=https://docs.google.com/document/d/1wpmdGJAr261hHqaona3FP6GI0W3jxmrX90v3t3vpf5I/edit?disco=AAABSPt7li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pmdGJAr261hHqaona3FP6GI0W3jxmrX90v3t3vpf5I/edit?disco=AAABSPt7liI" xlink:type="simple">https://docs.google.com/document/d/1wpmdGJAr261hHqaona3FP6GI0W3jxmrX90v3t3vpf5I/edit?disco=AAABSPt7liI</text:a></text:p>
          </table:table-cell>
          <table:table-cell table:style-name="ce5" table:formula="of:=HYPERLINK(&quot;https://docs.google.com/document/d/1wpmdGJAr261hHqaona3FP6GI0W3jxmrX90v3t3vpf5I/edit?disco=AAABSPt7li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EBLYRtUvf20c-hssumTAZ6eRvFAKvBjvASrLqt1e1a0/edit?disco=AAABR0NCttg&quot;; image(&quot;https://api.qrserver.com/v1/create-qr-code/?size=150x150&amp;data=https://docs.google.com/document/d/1EBLYRtUvf20c-hssumTAZ6eRvFAKvBjvASrLqt1e1a0/edit?disco=AAABR0NCtt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EBLYRtUvf20c-hssumTAZ6eRvFAKvBjvASrLqt1e1a0/edit?disco=AAABR0NCttg" xlink:type="simple">https://docs.google.com/document/d/1EBLYRtUvf20c-hssumTAZ6eRvFAKvBjvASrLqt1e1a0/edit?disco=AAABR0NCttg</text:a></text:p>
          </table:table-cell>
          <table:table-cell table:style-name="ce5" table:formula="of:=HYPERLINK(&quot;https://docs.google.com/document/d/1EBLYRtUvf20c-hssumTAZ6eRvFAKvBjvASrLqt1e1a0/edit?disco=AAABR0NCtt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0FDxfZMhzY55vckE8FcXmKrbnNI7avhDxPHk852AE7w/edit?disco=AAABSQyPEbY&quot;; image(&quot;https://api.qrserver.com/v1/create-qr-code/?size=150x150&amp;data=https://docs.google.com/document/d/10FDxfZMhzY55vckE8FcXmKrbnNI7avhDxPHk852AE7w/edit?disco=AAABSQyPEb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0FDxfZMhzY55vckE8FcXmKrbnNI7avhDxPHk852AE7w/edit?disco=AAABSQyPEbY" xlink:type="simple">https://docs.google.com/document/d/10FDxfZMhzY55vckE8FcXmKrbnNI7avhDxPHk852AE7w/edit?disco=AAABSQyPEbY</text:a></text:p>
          </table:table-cell>
          <table:table-cell table:style-name="ce5" table:formula="of:=HYPERLINK(&quot;https://docs.google.com/document/d/10FDxfZMhzY55vckE8FcXmKrbnNI7avhDxPHk852AE7w/edit?disco=AAABSQyPEb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QFkog57uxL4LBcnrAtN_SacO1qH2EPPXgb8hl07dVCE/edit?disco=AAABSRiGLg4&quot;; image(&quot;https://api.qrserver.com/v1/create-qr-code/?size=150x150&amp;data=https://docs.google.com/document/d/1QFkog57uxL4LBcnrAtN_SacO1qH2EPPXgb8hl07dVCE/edit?disco=AAABSRiGLg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QFkog57uxL4LBcnrAtN_SacO1qH2EPPXgb8hl07dVCE/edit?disco=AAABSRiGLg4" xlink:type="simple">https://docs.google.com/document/d/1QFkog57uxL4LBcnrAtN_SacO1qH2EPPXgb8hl07dVCE/edit?disco=AAABSRiGLg4</text:a></text:p>
          </table:table-cell>
          <table:table-cell table:style-name="ce5" table:formula="of:=HYPERLINK(&quot;https://docs.google.com/document/d/1QFkog57uxL4LBcnrAtN_SacO1qH2EPPXgb8hl07dVCE/edit?disco=AAABSRiGLg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e1EJZ12fZ9IQd8Pyr1wSgD8dRv5wdN3JXPsdRxRlRY/edit?disco=AAABObFXa_I&quot;; image(&quot;https://api.qrserver.com/v1/create-qr-code/?size=150x150&amp;data=https://docs.google.com/document/d/1Ye1EJZ12fZ9IQd8Pyr1wSgD8dRv5wdN3JXPsdRxRlRY/edit?disco=AAABObFXa_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e1EJZ12fZ9IQd8Pyr1wSgD8dRv5wdN3JXPsdRxRlRY/edit?disco=AAABObFXa_I" xlink:type="simple">https://docs.google.com/document/d/1Ye1EJZ12fZ9IQd8Pyr1wSgD8dRv5wdN3JXPsdRxRlRY/edit?disco=AAABObFXa_I</text:a></text:p>
          </table:table-cell>
          <table:table-cell table:style-name="ce5" table:formula="of:=HYPERLINK(&quot;https://docs.google.com/document/d/1Ye1EJZ12fZ9IQd8Pyr1wSgD8dRv5wdN3JXPsdRxRlRY/edit?disco=AAABObFXa_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XNXsbANkdAOpz6g4EApLgUawIS7X6DjW2oSF2O_t1I/edit?disco=AAABOrzqtEA&quot;; image(&quot;https://api.qrserver.com/v1/create-qr-code/?size=150x150&amp;data=https://docs.google.com/document/d/1RXNXsbANkdAOpz6g4EApLgUawIS7X6DjW2oSF2O_t1I/edit?disco=AAABOrzqtE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XNXsbANkdAOpz6g4EApLgUawIS7X6DjW2oSF2O_t1I/edit?disco=AAABOrzqtEA" xlink:type="simple">https://docs.google.com/document/d/1RXNXsbANkdAOpz6g4EApLgUawIS7X6DjW2oSF2O_t1I/edit?disco=AAABOrzqtEA</text:a></text:p>
          </table:table-cell>
          <table:table-cell table:style-name="ce5" table:formula="of:=HYPERLINK(&quot;https://docs.google.com/document/d/1RXNXsbANkdAOpz6g4EApLgUawIS7X6DjW2oSF2O_t1I/edit?disco=AAABOrzqtE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vIjjvX3O26k_IiX9GBSwCtH8vfnt5pPiGKsrUE-3Fk/edit?disco=AAABOrdeywY&quot;; image(&quot;https://api.qrserver.com/v1/create-qr-code/?size=150x150&amp;data=https://docs.google.com/document/d/1vvIjjvX3O26k_IiX9GBSwCtH8vfnt5pPiGKsrUE-3Fk/edit?disco=AAABOrdeyw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vIjjvX3O26k_IiX9GBSwCtH8vfnt5pPiGKsrUE-3Fk/edit?disco=AAABOrdeywY" xlink:type="simple">https://docs.google.com/document/d/1vvIjjvX3O26k_IiX9GBSwCtH8vfnt5pPiGKsrUE-3Fk/edit?disco=AAABOrdeywY</text:a></text:p>
          </table:table-cell>
          <table:table-cell table:style-name="ce5" table:formula="of:=HYPERLINK(&quot;https://docs.google.com/document/d/1vvIjjvX3O26k_IiX9GBSwCtH8vfnt5pPiGKsrUE-3Fk/edit?disco=AAABOrdeyw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ygqXojGmKt3r-DYxeoetPzRv3MNCwOGTVNhSYzFBc8/edit?disco=AAABRzAQsL4&quot;; image(&quot;https://api.qrserver.com/v1/create-qr-code/?size=150x150&amp;data=https://docs.google.com/document/d/1IygqXojGmKt3r-DYxeoetPzRv3MNCwOGTVNhSYzFBc8/edit?disco=AAABRzAQsL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ygqXojGmKt3r-DYxeoetPzRv3MNCwOGTVNhSYzFBc8/edit?disco=AAABRzAQsL4" xlink:type="simple">https://docs.google.com/document/d/1IygqXojGmKt3r-DYxeoetPzRv3MNCwOGTVNhSYzFBc8/edit?disco=AAABRzAQsL4</text:a></text:p>
          </table:table-cell>
          <table:table-cell table:style-name="ce5" table:formula="of:=HYPERLINK(&quot;https://docs.google.com/document/d/1IygqXojGmKt3r-DYxeoetPzRv3MNCwOGTVNhSYzFBc8/edit?disco=AAABRzAQsL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5iDB6DctGR4PQvGhuOuYdSTMIa-M6WlcEoeEBpdtCZM/edit?disco=AAABR2Qvrg0&quot;; image(&quot;https://api.qrserver.com/v1/create-qr-code/?size=150x150&amp;data=https://docs.google.com/document/d/15iDB6DctGR4PQvGhuOuYdSTMIa-M6WlcEoeEBpdtCZM/edit?disco=AAABR2Qvrg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5iDB6DctGR4PQvGhuOuYdSTMIa-M6WlcEoeEBpdtCZM/edit?disco=AAABR2Qvrg0" xlink:type="simple">https://docs.google.com/document/d/15iDB6DctGR4PQvGhuOuYdSTMIa-M6WlcEoeEBpdtCZM/edit?disco=AAABR2Qvrg0</text:a></text:p>
          </table:table-cell>
          <table:table-cell table:style-name="ce5" table:formula="of:=HYPERLINK(&quot;https://docs.google.com/document/d/15iDB6DctGR4PQvGhuOuYdSTMIa-M6WlcEoeEBpdtCZM/edit?disco=AAABR2Qvrg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LZQsd2-CBmliJrjtjzovBU2_oULBbBqY7sGmPGx7uMM/edit?disco=AAABOr56_H8&quot;; image(&quot;https://api.qrserver.com/v1/create-qr-code/?size=150x150&amp;data=https://docs.google.com/document/d/1LZQsd2-CBmliJrjtjzovBU2_oULBbBqY7sGmPGx7uMM/edit?disco=AAABOr56_H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LZQsd2-CBmliJrjtjzovBU2_oULBbBqY7sGmPGx7uMM/edit?disco=AAABOr56_H8" xlink:type="simple">https://docs.google.com/document/d/1LZQsd2-CBmliJrjtjzovBU2_oULBbBqY7sGmPGx7uMM/edit?disco=AAABOr56_H8</text:a></text:p>
          </table:table-cell>
          <table:table-cell table:style-name="ce5" table:formula="of:=HYPERLINK(&quot;https://docs.google.com/document/d/1LZQsd2-CBmliJrjtjzovBU2_oULBbBqY7sGmPGx7uMM/edit?disco=AAABOr56_H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Fb4dIZReQWUBj2d0duF46-Iu7czb_EBuJiu9Xi7lrY/edit?disco=AAABSWphhjw&quot;; image(&quot;https://api.qrserver.com/v1/create-qr-code/?size=150x150&amp;data=https://docs.google.com/document/d/1xFb4dIZReQWUBj2d0duF46-Iu7czb_EBuJiu9Xi7lrY/edit?disco=AAABSWphhj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Fb4dIZReQWUBj2d0duF46-Iu7czb_EBuJiu9Xi7lrY/edit?disco=AAABSWphhjw" xlink:type="simple">https://docs.google.com/document/d/1xFb4dIZReQWUBj2d0duF46-Iu7czb_EBuJiu9Xi7lrY/edit?disco=AAABSWphhjw</text:a></text:p>
          </table:table-cell>
          <table:table-cell table:style-name="ce5" table:formula="of:=HYPERLINK(&quot;https://docs.google.com/document/d/1xFb4dIZReQWUBj2d0duF46-Iu7czb_EBuJiu9Xi7lrY/edit?disco=AAABSWphhj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I6b2bktbpmfjytTAYwAXhn8IiGpBnDjqTkHoUVtx0A/edit?disco=AAABR1DoKOM&quot;; image(&quot;https://api.qrserver.com/v1/create-qr-code/?size=150x150&amp;data=https://docs.google.com/document/d/1rI6b2bktbpmfjytTAYwAXhn8IiGpBnDjqTkHoUVtx0A/edit?disco=AAABR1DoK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I6b2bktbpmfjytTAYwAXhn8IiGpBnDjqTkHoUVtx0A/edit?disco=AAABR1DoKOM" xlink:type="simple">https://docs.google.com/document/d/1rI6b2bktbpmfjytTAYwAXhn8IiGpBnDjqTkHoUVtx0A/edit?disco=AAABR1DoKOM</text:a></text:p>
          </table:table-cell>
          <table:table-cell table:style-name="ce5" table:formula="of:=HYPERLINK(&quot;https://docs.google.com/document/d/1rI6b2bktbpmfjytTAYwAXhn8IiGpBnDjqTkHoUVtx0A/edit?disco=AAABR1DoKO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9yepMaDCENarzAY_Wx_bcVKd4ePjj6KgZ4uBGeuIg4/edit?disco=AAABOsRxIP4&quot;; image(&quot;https://api.qrserver.com/v1/create-qr-code/?size=150x150&amp;data=https://docs.google.com/document/d/1x9yepMaDCENarzAY_Wx_bcVKd4ePjj6KgZ4uBGeuIg4/edit?disco=AAABOsRxIP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9yepMaDCENarzAY_Wx_bcVKd4ePjj6KgZ4uBGeuIg4/edit?disco=AAABOsRxIP4" xlink:type="simple">https://docs.google.com/document/d/1x9yepMaDCENarzAY_Wx_bcVKd4ePjj6KgZ4uBGeuIg4/edit?disco=AAABOsRxIP4</text:a></text:p>
          </table:table-cell>
          <table:table-cell table:style-name="ce5" table:formula="of:=HYPERLINK(&quot;https://docs.google.com/document/d/1x9yepMaDCENarzAY_Wx_bcVKd4ePjj6KgZ4uBGeuIg4/edit?disco=AAABOsRxIP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6RJLvZiFHqHYDH02-Mtqc95FR6ekvJPwuQruwpUeFY/edit?disco=AAABOsNsQ1A&quot;; image(&quot;https://api.qrserver.com/v1/create-qr-code/?size=150x150&amp;data=https://docs.google.com/document/d/1v6RJLvZiFHqHYDH02-Mtqc95FR6ekvJPwuQruwpUeFY/edit?disco=AAABOsNsQ1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6RJLvZiFHqHYDH02-Mtqc95FR6ekvJPwuQruwpUeFY/edit?disco=AAABOsNsQ1A" xlink:type="simple">https://docs.google.com/document/d/1v6RJLvZiFHqHYDH02-Mtqc95FR6ekvJPwuQruwpUeFY/edit?disco=AAABOsNsQ1A</text:a></text:p>
          </table:table-cell>
          <table:table-cell table:style-name="ce5" table:formula="of:=HYPERLINK(&quot;https://docs.google.com/document/d/1v6RJLvZiFHqHYDH02-Mtqc95FR6ekvJPwuQruwpUeFY/edit?disco=AAABOsNsQ1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7wZ9Oq9KFTgGbs2BYdrrEcevbkMn-xiSGE_6PZkakOs/edit?disco=AAABR04bzJk&quot;; image(&quot;https://api.qrserver.com/v1/create-qr-code/?size=150x150&amp;data=https://docs.google.com/document/d/17wZ9Oq9KFTgGbs2BYdrrEcevbkMn-xiSGE_6PZkakOs/edit?disco=AAABR04bzJ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7wZ9Oq9KFTgGbs2BYdrrEcevbkMn-xiSGE_6PZkakOs/edit?disco=AAABR04bzJk" xlink:type="simple">https://docs.google.com/document/d/17wZ9Oq9KFTgGbs2BYdrrEcevbkMn-xiSGE_6PZkakOs/edit?disco=AAABR04bzJk</text:a></text:p>
          </table:table-cell>
          <table:table-cell table:style-name="ce5" table:formula="of:=HYPERLINK(&quot;https://docs.google.com/document/d/17wZ9Oq9KFTgGbs2BYdrrEcevbkMn-xiSGE_6PZkakOs/edit?disco=AAABR04bzJ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-9_sapbpxwagouufTIqAsWur-0F8BVgR38hQCr4milo/edit?disco=AAABRyZBdlI&quot;; image(&quot;https://api.qrserver.com/v1/create-qr-code/?size=150x150&amp;data=https://docs.google.com/document/d/1-9_sapbpxwagouufTIqAsWur-0F8BVgR38hQCr4milo/edit?disco=AAABRyZBdl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-9_sapbpxwagouufTIqAsWur-0F8BVgR38hQCr4milo/edit?disco=AAABRyZBdlI" xlink:type="simple">https://docs.google.com/document/d/1-9_sapbpxwagouufTIqAsWur-0F8BVgR38hQCr4milo/edit?disco=AAABRyZBdlI</text:a></text:p>
          </table:table-cell>
          <table:table-cell table:style-name="ce5" table:formula="of:=HYPERLINK(&quot;https://docs.google.com/document/d/1-9_sapbpxwagouufTIqAsWur-0F8BVgR38hQCr4milo/edit?disco=AAABRyZBdl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e84VTS4Xi-nrVeT11JKlWOoKBb8kRi3jAVZD-jo2rF4/edit?disco=AAABR1uD96w&quot;; image(&quot;https://api.qrserver.com/v1/create-qr-code/?size=150x150&amp;data=https://docs.google.com/presentation/d/1e84VTS4Xi-nrVeT11JKlWOoKBb8kRi3jAVZD-jo2rF4/edit?disco=AAABR1uD96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e84VTS4Xi-nrVeT11JKlWOoKBb8kRi3jAVZD-jo2rF4/edit?disco=AAABR1uD96w" xlink:type="simple">https://docs.google.com/presentation/d/1e84VTS4Xi-nrVeT11JKlWOoKBb8kRi3jAVZD-jo2rF4/edit?disco=AAABR1uD96w</text:a></text:p>
          </table:table-cell>
          <table:table-cell table:style-name="ce5" table:formula="of:=HYPERLINK(&quot;https://docs.google.com/presentation/d/1e84VTS4Xi-nrVeT11JKlWOoKBb8kRi3jAVZD-jo2rF4/edit?disco=AAABR1uD96w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39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bile_20_Roaming_20_Photo_20_Booth_20_rental_20_Pasadena" style:display-name="PageStyle_Mobile Roaming Photo Booth rental Pasade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6" meta:object-count="0"/>
    <meta:generator>LibreOfficeDev/6.0.5.2$Linux_X86_64 LibreOffice_project/</meta:generator>
  </office:meta>
</office:document-meta>
</file>